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40/content.xml" manifest:media-type="text/xml"/>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content.xml" manifest:media-type="text/xml"/>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8/content.xml" manifest:media-type="text/xml"/>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53/content.xml" manifest:media-type="text/xml"/>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56/settings.xml" manifest:media-type="text/xml"/>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8" manifest:media-type=""/>
  <manifest:file-entry manifest:full-path="ObjectReplacements/Object 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6"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Reads" style:family="table">
      <style:table-properties style:width="6.875in" fo:margin-left="0in" table:align="left"/>
    </style:style>
    <style:style style:name="Reads.A" style:family="table-column">
      <style:table-column-properties style:column-width="0.8771in"/>
    </style:style>
    <style:style style:name="Reads.B" style:family="table-column">
      <style:table-column-properties style:column-width="0.6854in"/>
    </style:style>
    <style:style style:name="Reads.C" style:family="table-column">
      <style:table-column-properties style:column-width="0.5646in"/>
    </style:style>
    <style:style style:name="Reads.D" style:family="table-column">
      <style:table-column-properties style:column-width="0.625in"/>
    </style:style>
    <style:style style:name="Reads.E" style:family="table-column">
      <style:table-column-properties style:column-width="0.5639in"/>
    </style:style>
    <style:style style:name="Reads.G" style:family="table-column">
      <style:table-column-properties style:column-width="2.934in"/>
    </style:style>
    <style:style style:name="Reads.A1" style:family="table-cell">
      <style:table-cell-properties fo:padding="0.0382in" fo:border-left="0.05pt solid #000000" fo:border-right="none" fo:border-top="0.05pt solid #000000" fo:border-bottom="0.05pt solid #000000"/>
    </style:style>
    <style:style style:name="Reads.G1" style:family="table-cell">
      <style:table-cell-properties fo:padding="0.0382in" fo:border="0.05pt solid #000000"/>
    </style:style>
    <style:style style:name="Reads.A2" style:family="table-cell">
      <style:table-cell-properties fo:padding="0.0382in" fo:border-left="0.05pt solid #000000" fo:border-right="none" fo:border-top="none" fo:border-bottom="0.05pt solid #000000"/>
    </style:style>
    <style:style style:name="Reads.G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tyle="normal" officeooo:rsid="001bd079" officeooo:paragraph-rsid="001cb518" style:font-style-asian="normal" style:font-style-complex="normal"/>
    </style:style>
    <style:style style:name="P2" style:family="paragraph" style:parent-style-name="Standard">
      <style:text-properties fo:font-style="normal" officeooo:rsid="001bd079" officeooo:paragraph-rsid="001a579d" style:font-style-asian="normal" style:font-style-complex="normal"/>
    </style:style>
    <style:style style:name="P3" style:family="paragraph" style:parent-style-name="Standard">
      <style:text-properties fo:font-style="normal" officeooo:rsid="0041e719" officeooo:paragraph-rsid="0043dfb0" style:font-style-asian="normal" style:font-style-complex="normal"/>
    </style:style>
    <style:style style:name="P4" style:family="paragraph" style:parent-style-name="Standard">
      <style:text-properties fo:font-style="normal" officeooo:rsid="002f3c65" officeooo:paragraph-rsid="0043dfb0" style:font-style-asian="normal" style:font-style-complex="normal"/>
    </style:style>
    <style:style style:name="P5" style:family="paragraph" style:parent-style-name="Standard">
      <style:text-properties officeooo:paragraph-rsid="001e60bb"/>
    </style:style>
    <style:style style:name="P6" style:family="paragraph" style:parent-style-name="Standard">
      <style:text-properties style:text-underline-style="none" officeooo:rsid="001ed69e" officeooo:paragraph-rsid="001e60bb"/>
    </style:style>
    <style:style style:name="P7" style:family="paragraph" style:parent-style-name="Table_20_Heading">
      <style:text-properties fo:font-size="10pt" fo:font-weight="bold" officeooo:rsid="005e2966" officeooo:paragraph-rsid="005e2966" style:font-size-asian="10pt" style:font-weight-asian="bold" style:font-size-complex="10pt" style:font-weight-complex="bold"/>
    </style:style>
    <style:style style:name="P8" style:family="paragraph" style:parent-style-name="Standard" style:list-style-name="L1">
      <style:text-properties officeooo:paragraph-rsid="0044999a"/>
    </style:style>
    <style:style style:name="P9" style:family="paragraph" style:parent-style-name="Standard" style:list-style-name="L1">
      <style:text-properties officeooo:paragraph-rsid="00483c12"/>
    </style:style>
    <style:style style:name="P10" style:family="paragraph" style:parent-style-name="Standard" style:list-style-name="L1">
      <style:text-properties officeooo:rsid="00257028" officeooo:paragraph-rsid="0044999a"/>
    </style:style>
    <style:style style:name="P11" style:family="paragraph" style:parent-style-name="Standard" style:list-style-name="L1">
      <style:text-properties fo:font-weight="bold" officeooo:rsid="00264294" officeooo:paragraph-rsid="0044a9f1" style:font-weight-asian="bold" style:font-weight-complex="bold"/>
    </style:style>
    <style:style style:name="P12" style:family="paragraph" style:parent-style-name="Standard" style:list-style-name="L1">
      <style:text-properties fo:font-weight="bold" officeooo:rsid="00264294" officeooo:paragraph-rsid="00483c12" style:font-weight-asian="bold" style:font-weight-complex="bold"/>
    </style:style>
    <style:style style:name="P13" style:family="paragraph" style:parent-style-name="Standard" style:list-style-name="L1">
      <style:text-properties fo:font-weight="bold" officeooo:rsid="0027da66" officeooo:paragraph-rsid="0027da66" style:font-weight-asian="bold" style:font-weight-complex="bold"/>
    </style:style>
    <style:style style:name="P14" style:family="paragraph" style:parent-style-name="Standard">
      <style:text-properties fo:font-style="normal" officeooo:rsid="002a216f" officeooo:paragraph-rsid="0044a9f1" style:font-style-asian="normal" style:font-style-complex="normal"/>
    </style:style>
    <style:style style:name="P15" style:family="paragraph" style:parent-style-name="Standard">
      <style:text-properties fo:font-size="8pt" style:text-underline-style="none" officeooo:paragraph-rsid="005e2966" style:font-size-asian="8pt" style:font-size-complex="8pt"/>
    </style:style>
    <style:style style:name="P16" style:family="paragraph" style:parent-style-name="Heading">
      <style:text-properties officeooo:rsid="0052afa7" officeooo:paragraph-rsid="0052afa7"/>
    </style:style>
    <style:style style:name="P17" style:family="paragraph" style:parent-style-name="Heading">
      <style:text-properties officeooo:rsid="005befb2" officeooo:paragraph-rsid="005befb2"/>
    </style:style>
    <style:style style:name="P18" style:family="paragraph" style:parent-style-name="Text_20_body">
      <style:text-properties officeooo:rsid="00460ec3" officeooo:paragraph-rsid="00460ec3"/>
    </style:style>
    <style:style style:name="P19" style:family="paragraph" style:parent-style-name="Text_20_body">
      <style:text-properties officeooo:rsid="004af56f" officeooo:paragraph-rsid="004af56f"/>
    </style:style>
    <style:style style:name="P20" style:family="paragraph" style:parent-style-name="Text_20_body">
      <style:text-properties officeooo:rsid="004b0a10" officeooo:paragraph-rsid="0052d714"/>
    </style:style>
    <style:style style:name="P21" style:family="paragraph" style:parent-style-name="Text_20_body">
      <style:text-properties officeooo:rsid="00572c19" officeooo:paragraph-rsid="00572c19"/>
    </style:style>
    <style:style style:name="P22" style:family="paragraph" style:parent-style-name="Text_20_body" style:list-style-name="L2">
      <style:text-properties officeooo:rsid="00572c19" officeooo:paragraph-rsid="00572c19"/>
    </style:style>
    <style:style style:name="P23" style:family="paragraph" style:parent-style-name="Text_20_body" style:list-style-name="L2">
      <style:text-properties officeooo:rsid="0057feec" officeooo:paragraph-rsid="0057feec"/>
    </style:style>
    <style:style style:name="P24" style:family="paragraph" style:parent-style-name="Text_20_body" style:list-style-name="L2">
      <style:text-properties officeooo:rsid="005923a8" officeooo:paragraph-rsid="005923a8"/>
    </style:style>
    <style:style style:name="P25" style:family="paragraph" style:parent-style-name="Text_20_body">
      <style:text-properties officeooo:rsid="00594a11" officeooo:paragraph-rsid="00594a11"/>
    </style:style>
    <style:style style:name="P26" style:family="paragraph" style:parent-style-name="Text_20_body">
      <style:text-properties officeooo:rsid="005a6c2a" officeooo:paragraph-rsid="005a6c2a"/>
    </style:style>
    <style:style style:name="P27" style:family="paragraph" style:parent-style-name="Text_20_body">
      <style:text-properties officeooo:rsid="005befb2" officeooo:paragraph-rsid="005befb2"/>
    </style:style>
    <style:style style:name="P28" style:family="paragraph" style:parent-style-name="Text_20_body">
      <style:text-properties officeooo:rsid="005d964b" officeooo:paragraph-rsid="005d964b"/>
    </style:style>
    <style:style style:name="P29" style:family="paragraph" style:parent-style-name="Heading_20_3">
      <style:text-properties officeooo:rsid="00460ec3" officeooo:paragraph-rsid="00460ec3"/>
    </style:style>
    <style:style style:name="P30" style:family="paragraph" style:parent-style-name="Table_20_Contents">
      <style:text-properties fo:font-size="8pt" officeooo:rsid="005e2966" officeooo:paragraph-rsid="005e2966" style:font-size-asian="8pt" style:font-size-complex="8pt"/>
    </style:style>
    <style:style style:name="P31" style:family="paragraph" style:parent-style-name="Table_20_Contents">
      <style:paragraph-properties fo:text-align="end" style:justify-single-word="false"/>
      <style:text-properties fo:font-size="8pt" officeooo:rsid="005e2966" officeooo:paragraph-rsid="005e2966" style:font-size-asian="8pt" style:font-size-complex="8pt"/>
    </style:style>
    <style:style style:name="T1" style:family="text">
      <style:text-properties fo:font-style="italic" officeooo:rsid="002af9a7" style:font-style-asian="italic" style:font-style-complex="italic"/>
    </style:style>
    <style:style style:name="T2" style:family="text">
      <style:text-properties fo:font-style="italic" style:text-underline-style="none" officeooo:rsid="00257028" style:font-style-asian="italic" style:font-style-complex="italic"/>
    </style:style>
    <style:style style:name="T3" style:family="text">
      <style:text-properties fo:font-style="italic" style:text-underline-style="none" officeooo:rsid="00240aaa" style:font-style-asian="italic" style:font-style-complex="italic"/>
    </style:style>
    <style:style style:name="T4" style:family="text">
      <style:text-properties fo:font-style="normal" officeooo:rsid="001bd079" style:font-style-asian="normal" style:font-style-complex="normal"/>
    </style:style>
    <style:style style:name="T5" style:family="text">
      <style:text-properties fo:font-style="normal" style:text-underline-style="solid" style:text-underline-width="auto" style:text-underline-color="font-color" officeooo:rsid="001bd079"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style:text-underline-style="none" officeooo:rsid="001bd079" style:font-style-asian="normal" style:font-style-complex="normal"/>
    </style:style>
    <style:style style:name="T8" style:family="text">
      <style:text-properties fo:font-style="normal" style:text-underline-style="none" officeooo:rsid="00257028" style:font-style-asian="normal" style:font-style-complex="normal"/>
    </style:style>
    <style:style style:name="T9" style:family="text">
      <style:text-properties fo:font-style="normal" style:text-underline-style="none" officeooo:rsid="0031c615" style:font-style-asian="normal" style:font-style-complex="normal"/>
    </style:style>
    <style:style style:name="T10" style:family="text">
      <style:text-properties fo:font-style="normal" style:text-underline-style="none" officeooo:rsid="003a7a29" style:font-style-asian="normal" style:font-style-complex="normal"/>
    </style:style>
    <style:style style:name="T11" style:family="text">
      <style:text-properties fo:font-style="normal" style:text-underline-style="none" officeooo:rsid="003bba01" style:font-style-asian="normal" style:font-style-complex="normal"/>
    </style:style>
    <style:style style:name="T12" style:family="text">
      <style:text-properties fo:font-style="normal" style:text-underline-style="none" officeooo:rsid="003cd4d1" style:font-style-asian="normal" style:font-style-complex="normal"/>
    </style:style>
    <style:style style:name="T13" style:family="text">
      <style:text-properties fo:font-style="normal" style:text-underline-style="none" officeooo:rsid="0044999a" style:font-style-asian="normal" style:font-style-complex="normal"/>
    </style:style>
    <style:style style:name="T14" style:family="text">
      <style:text-properties fo:font-style="normal" style:text-underline-style="none" fo:font-weight="bold" style:font-style-asian="normal" style:font-weight-asian="bold" style:font-style-complex="normal" style:font-weight-complex="bold"/>
    </style:style>
    <style:style style:name="T15" style:family="text">
      <style:text-properties fo:font-style="normal" style:text-underline-style="none" fo:font-weight="bold" officeooo:rsid="00257028" style:font-style-asian="normal" style:font-weight-asian="bold" style:font-style-complex="normal" style:font-weight-complex="bold"/>
    </style:style>
    <style:style style:name="T16" style:family="text">
      <style:text-properties fo:font-style="normal" style:text-underline-style="none" fo:font-weight="bold" officeooo:rsid="00264294" style:font-style-asian="normal" style:font-weight-asian="bold" style:font-style-complex="normal" style:font-weight-complex="bold"/>
    </style:style>
    <style:style style:name="T17" style:family="text">
      <style:text-properties fo:font-style="normal" style:text-underline-style="none" fo:font-weight="bold" officeooo:rsid="0044999a" style:font-style-asian="normal" style:font-weight-asian="bold" style:font-style-complex="normal" style:font-weight-complex="bold"/>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font-style="normal" style:text-underline-style="none" fo:font-weight="normal" officeooo:rsid="0027da66" style:font-style-asian="normal" style:font-weight-asian="normal" style:font-style-complex="normal" style:font-weight-complex="normal"/>
    </style:style>
    <style:style style:name="T20" style:family="text">
      <style:text-properties fo:font-style="normal" style:text-underline-style="none" fo:font-weight="normal" officeooo:rsid="00257028" style:font-style-asian="normal" style:font-weight-asian="normal" style:font-style-complex="normal" style:font-weight-complex="normal"/>
    </style:style>
    <style:style style:name="T21" style:family="text">
      <style:text-properties fo:font-style="normal" style:text-underline-style="none" fo:font-weight="normal" officeooo:rsid="003a7a29" style:font-style-asian="normal" style:font-weight-asian="normal" style:font-style-complex="normal" style:font-weight-complex="normal"/>
    </style:style>
    <style:style style:name="T22" style:family="text">
      <style:text-properties fo:font-style="normal" style:text-underline-style="none" fo:font-weight="normal" officeooo:rsid="0044999a" style:font-style-asian="normal" style:font-weight-asian="normal" style:font-style-complex="normal" style:font-weight-complex="normal"/>
    </style:style>
    <style:style style:name="T23" style:family="text">
      <style:text-properties fo:font-style="normal" style:text-underline-style="none" fo:font-weight="normal" officeooo:rsid="00483c12" style:font-style-asian="normal" style:font-weight-asian="normal" style:font-style-complex="normal" style:font-weight-complex="normal"/>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officeooo:rsid="001bd079"/>
    </style:style>
    <style:style style:name="T26" style:family="text">
      <style:text-properties style:text-underline-style="solid" style:text-underline-width="auto" style:text-underline-color="font-color" officeooo:rsid="001cb518"/>
    </style:style>
    <style:style style:name="T27" style:family="text">
      <style:text-properties style:text-underline-style="solid" style:text-underline-width="auto" style:text-underline-color="font-color" officeooo:rsid="001e60bb"/>
    </style:style>
    <style:style style:name="T28" style:family="text">
      <style:text-properties style:text-underline-style="solid" style:text-underline-width="auto" style:text-underline-color="font-color" officeooo:rsid="002af9a7"/>
    </style:style>
    <style:style style:name="T29" style:family="text">
      <style:text-properties style:text-underline-style="solid" style:text-underline-width="auto" style:text-underline-color="font-color" officeooo:rsid="00240aaa"/>
    </style:style>
    <style:style style:name="T30" style:family="text">
      <style:text-properties style:text-underline-style="solid" style:text-underline-width="auto" style:text-underline-color="font-color" officeooo:rsid="002d5bb9"/>
    </style:style>
    <style:style style:name="T31" style:family="text">
      <style:text-properties style:text-underline-style="none"/>
    </style:style>
    <style:style style:name="T32" style:family="text">
      <style:text-properties style:text-underline-style="none" officeooo:rsid="001bd079"/>
    </style:style>
    <style:style style:name="T33" style:family="text">
      <style:text-properties style:text-underline-style="none" officeooo:rsid="001cb518"/>
    </style:style>
    <style:style style:name="T34" style:family="text">
      <style:text-properties style:text-underline-style="none" officeooo:rsid="001e60bb"/>
    </style:style>
    <style:style style:name="T35" style:family="text">
      <style:text-properties style:text-underline-style="none" officeooo:rsid="001ed69e"/>
    </style:style>
    <style:style style:name="T36" style:family="text">
      <style:text-properties style:text-underline-style="none" officeooo:rsid="00240777"/>
    </style:style>
    <style:style style:name="T37" style:family="text">
      <style:text-properties style:text-underline-style="none" officeooo:rsid="002e4fe5"/>
    </style:style>
    <style:style style:name="T38" style:family="text">
      <style:text-properties style:text-underline-style="none" officeooo:rsid="00240aaa"/>
    </style:style>
    <style:style style:name="T39" style:family="text">
      <style:text-properties style:text-underline-style="none" officeooo:rsid="002d5bb9"/>
    </style:style>
    <style:style style:name="T40" style:family="text">
      <style:text-properties style:text-underline-style="none" officeooo:rsid="003a7a29"/>
    </style:style>
    <style:style style:name="T41" style:family="text">
      <style:text-properties style:text-underline-style="none" officeooo:rsid="002af9a7"/>
    </style:style>
    <style:style style:name="T42" style:family="text">
      <style:text-properties style:text-underline-style="none" officeooo:rsid="0041e719"/>
    </style:style>
    <style:style style:name="T43" style:family="text">
      <style:text-properties style:text-underline-style="none" officeooo:rsid="0043dfb0"/>
    </style:style>
    <style:style style:name="T44" style:family="text">
      <style:text-properties style:text-underline-style="none" officeooo:rsid="0044a9f1"/>
    </style:style>
    <style:style style:name="T45" style:family="text">
      <style:text-properties fo:color="#ff3333" fo:font-style="normal" style:text-underline-style="none" fo:font-weight="normal" style:font-style-asian="normal" style:font-weight-asian="normal" style:font-style-complex="normal" style:font-weight-complex="normal"/>
    </style:style>
    <style:style style:name="T46" style:family="text">
      <style:text-properties officeooo:rsid="002af9a7"/>
    </style:style>
    <style:style style:name="T47" style:family="text">
      <style:text-properties officeooo:rsid="003709c9"/>
    </style:style>
    <style:style style:name="T48" style:family="text">
      <style:text-properties style:text-position="sub 58%" fo:font-style="normal" style:text-underline-style="none" fo:font-weight="bold" officeooo:rsid="0044999a" style:font-style-asian="normal" style:font-weight-asian="bold" style:font-style-complex="normal" style:font-weight-complex="bold"/>
    </style:style>
    <style:style style:name="T49" style:family="text">
      <style:text-properties officeooo:rsid="0041e719"/>
    </style:style>
    <style:style style:name="T50" style:family="text">
      <style:text-properties officeooo:rsid="0043dfb0"/>
    </style:style>
    <style:style style:name="T51" style:family="text">
      <style:text-properties style:text-position="0% 100%" fo:font-style="normal" style:text-underline-style="none" officeooo:rsid="003db6ca" style:font-style-asian="normal" style:font-style-complex="normal"/>
    </style:style>
    <style:style style:name="T52" style:family="text">
      <style:text-properties style:text-position="0% 100%" fo:font-style="normal" style:text-underline-style="none" officeooo:rsid="0044999a" style:font-style-asian="normal" style:font-style-complex="normal"/>
    </style:style>
    <style:style style:name="T53" style:family="text">
      <style:text-properties style:text-position="0% 100%" fo:font-style="normal" style:text-underline-style="none" fo:font-weight="normal" officeooo:rsid="00467bd2" style:font-style-asian="normal" style:font-weight-asian="normal" style:font-style-complex="normal" style:font-weight-complex="normal"/>
    </style:style>
    <style:style style:name="T54" style:family="text">
      <style:text-properties style:text-position="0% 100%" fo:font-style="normal" style:text-underline-style="none" fo:font-weight="normal" officeooo:rsid="00483c12" style:font-style-asian="normal" style:font-weight-asian="normal" style:font-style-complex="normal" style:font-weight-complex="normal"/>
    </style:style>
    <style:style style:name="T55" style:family="text">
      <style:text-properties officeooo:rsid="0044a9f1"/>
    </style:style>
    <style:style style:name="T56" style:family="text">
      <style:text-properties officeooo:rsid="00483c12"/>
    </style:style>
    <style:style style:name="T57" style:family="text">
      <style:text-properties officeooo:rsid="004b0461"/>
    </style:style>
    <style:style style:name="T58" style:family="text">
      <style:text-properties officeooo:rsid="004c03e2"/>
    </style:style>
    <style:style style:name="T59" style:family="text">
      <style:text-properties officeooo:rsid="004c4866"/>
    </style:style>
    <style:style style:name="T60" style:family="text">
      <style:text-properties officeooo:rsid="004c5012"/>
    </style:style>
    <style:style style:name="T61" style:family="text">
      <style:text-properties officeooo:rsid="004f05ed"/>
    </style:style>
    <style:style style:name="T62" style:family="text">
      <style:text-properties officeooo:rsid="0050614d"/>
    </style:style>
    <style:style style:name="T63" style:family="text">
      <style:text-properties officeooo:rsid="0057feec"/>
    </style:style>
    <style:style style:name="T64" style:family="text">
      <style:text-properties style:font-name="Liberation Serif1"/>
    </style:style>
    <style:style style:name="T65" style:family="text">
      <style:text-properties style:font-name="Liberation Serif1" officeooo:rsid="0057feec"/>
    </style:style>
    <style:style style:name="T66" style:family="text">
      <style:text-properties style:font-name="Liberation Serif1" officeooo:rsid="005923a8"/>
    </style:style>
    <style:style style:name="T67" style:family="text">
      <style:text-properties style:font-name="Liberation Serif1" officeooo:rsid="00594a11"/>
    </style:style>
    <style:style style:name="T68" style:family="text">
      <style:text-properties style:font-name="Liberation Serif1" officeooo:rsid="00595fcd"/>
    </style:style>
    <style:style style:name="T69" style:family="text">
      <style:text-properties officeooo:rsid="00595fcd"/>
    </style:style>
    <style:style style:name="T70" style:family="text">
      <style:text-properties officeooo:rsid="005c5851"/>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next section is to establish a consistent dictionary of definitions which we will use in the remainder to address e.g. datasets, metrices and evaluation results. We start with definition for the data. Please refer to Section xxx for a thorough description and design concepts of different datasets. </text:p>
      <text:p text:style-name="P5"/>
      <text:h text:style-name="Heading_20_3" text:outline-level="3">Data</text:h>
      <text:p text:style-name="P5"><text:span text:style-name="T4">The CAMI endeavor so far results in two </text:span><text:span text:style-name="T5">competitions</text:span><text:span text:style-name="T7">. The </text:span><text:span text:style-name="T5">Toy</text:span><text:span text:style-name="T7"> competition comes with <text:s/>undisclosed ground truth and is designed for participants to adjust their tools and pipelines to the CAMI specific data formats and experimental settings. The ground truth has been kept secret for the second competition is the </text:span><text:span text:style-name="T24">1st CAMI Challenge</text:span><text:span text:style-name="T31"> </text:span><text:span text:style-name="T32">until publication of this manuscript. Both competitions consists of three different </text:span><text:span text:style-name="T25">datasets</text:span><text:span text:style-name="T32">, which are </text:span><text:span text:style-name="T33">drafted</text:span><text:span text:style-name="T32"> to cover </text:span><text:span text:style-name="T33">the different typical</text:span><text:span text:style-name="T32"> </text:span><text:span text:style-name="T33">metagenomics </text:span><text:span text:style-name="T32">experimental setups. </text:span><text:span text:style-name="T33">We assume that just one biological </text:span><text:span text:style-name="T26">sample</text:span><text:span text:style-name="T33"> as been drawn for the </text:span><text:span text:style-name="T26">low</text:span><text:span text:style-name="T33"> complexity dataset. All genetic information have been sequenced by creating one Illumina HiSeq </text:span><text:span text:style-name="T26">library</text:span><text:span text:style-name="T33">. The </text:span><text:span text:style-name="T26">medium</text:span><text:span text:style-name="T33"> complexity dataset holds two different samples. They might stem from different conditions and thus come with more or less different microbial composition. </text:span><text:span text:style-name="T34">To study the influence of read length,</text:span><text:span text:style-name="T33"> </text:span><text:span text:style-name="T34">e</text:span><text:span text:style-name="T33">ach sample from the medium complexity dataset has been sequenced twice with different insert sizes </text:span><text:span text:style-name="T34">but the same number of reads</text:span><text:span text:style-name="T33">. </text:span><text:span text:style-name="T34">The insert size for the larger libraries is 5000bp on average and 150bp or 270bp for the smaller libraries for the “Toy” and the <text:s/>“1st CAMI Challenge” competition, respectively. The third dataset is </text:span><text:span text:style-name="T35">considered as</text:span><text:span text:style-name="T34"> </text:span><text:span text:style-name="T27">high</text:span><text:span text:style-name="T34"> complexity </text:span><text:span text:style-name="T35">because it</text:span><text:span text:style-name="T34"> contains five samples, like in a time series. </text:span><text:span text:style-name="T35">Each sample is sequences with one library of smaller insert size.</text:span></text:p>
      <text:p text:style-name="P5"/>
      <table:table table:name="Reads" table:style-name="Reads">
        <table:table-column table:style-name="Reads.A"/>
        <table:table-column table:style-name="Reads.B"/>
        <table:table-column table:style-name="Reads.C"/>
        <table:table-column table:style-name="Reads.D"/>
        <table:table-column table:style-name="Reads.E"/>
        <table:table-column table:style-name="Reads.D"/>
        <table:table-column table:style-name="Reads.G"/>
        <table:table-row>
          <table:table-cell table:style-name="Reads.A1" office:value-type="string">
            <text:p text:style-name="P7">Competition</text:p>
          </table:table-cell>
          <table:table-cell table:style-name="Reads.A1" office:value-type="string">
            <text:p text:style-name="P7">Dataset</text:p>
          </table:table-cell>
          <table:table-cell table:style-name="Reads.A1" office:value-type="string">
            <text:p text:style-name="P7">Sample</text:p>
          </table:table-cell>
          <table:table-cell table:style-name="Reads.A1" office:value-type="string">
            <text:p text:style-name="P7">Insert Size (bp)</text:p>
          </table:table-cell>
          <table:table-cell table:style-name="Reads.A1" office:value-type="string">
            <text:p text:style-name="P7">Read Length</text:p>
          </table:table-cell>
          <table:table-cell table:style-name="Reads.A1" office:value-type="string">
            <text:p text:style-name="P7">#Reads</text:p>
          </table:table-cell>
          <table:table-cell table:style-name="Reads.G1" office:value-type="string">
            <text:p text:style-name="P7">Filename</text:p>
          </table:table-cell>
        </table:table-row>
        <table:table-row>
          <table:table-cell table:style-name="Reads.A2" office:value-type="string">
            <text:p text:style-name="P30">Toy</text:p>
          </table:table-cell>
          <table:table-cell table:style-name="Reads.A2" office:value-type="string">
            <text:p text:style-name="P30">low</text:p>
          </table:table-cell>
          <table:table-cell table:style-name="Reads.A2" office:value-type="string">
            <text:p text:style-name="P30">1</text:p>
          </table:table-cell>
          <table:table-cell table:style-name="Reads.A2" office:value-type="string">
            <text:p text:style-name="P30">180</text:p>
          </table:table-cell>
          <table:table-cell table:style-name="Reads.A2" office:value-type="string">
            <text:p text:style-name="P30">100</text:p>
          </table:table-cell>
          <table:table-cell table:style-name="Reads.A2" office:value-type="string">
            <text:p text:style-name="P31">73,924,012</text:p>
          </table:table-cell>
          <table:table-cell table:style-name="Reads.G2" office:value-type="string">
            <text:p text:style-name="P30">S_S001__genomes_30__insert_180_reads_anonymous.fq.gz</text:p>
          </table:table-cell>
        </table:table-row>
        <table:table-row>
          <table:table-cell table:style-name="Reads.A2" office:value-type="string">
            <text:p text:style-name="P30">Toy</text:p>
          </table:table-cell>
          <table:table-cell table:style-name="Reads.A2" office:value-type="string">
            <text:p text:style-name="P30">medium</text:p>
          </table:table-cell>
          <table:table-cell table:style-name="Reads.A2" office:value-type="string">
            <text:p text:style-name="P30">1</text:p>
          </table:table-cell>
          <table:table-cell table:style-name="Reads.A2" office:value-type="string">
            <text:p text:style-name="P30">5000</text:p>
          </table:table-cell>
          <table:table-cell table:style-name="Reads.A2" office:value-type="string">
            <text:p text:style-name="P30">100</text:p>
          </table:table-cell>
          <table:table-cell table:style-name="Reads.A2" office:value-type="string">
            <text:p text:style-name="P31">3,719,013</text:p>
          </table:table-cell>
          <table:table-cell table:style-name="Reads.G2" office:value-type="string">
            <text:p text:style-name="P30">M1_S001__insert_5000_reads_anonymous.fq.gz</text:p>
          </table:table-cell>
        </table:table-row>
        <table:table-row>
          <table:table-cell table:style-name="Reads.A2" office:value-type="string">
            <text:p text:style-name="P30">Toy</text:p>
          </table:table-cell>
          <table:table-cell table:style-name="Reads.A2" office:value-type="string">
            <text:p text:style-name="P30">medium</text:p>
          </table:table-cell>
          <table:table-cell table:style-name="Reads.A2" office:value-type="string">
            <text:p text:style-name="P30">1</text:p>
          </table:table-cell>
          <table:table-cell table:style-name="Reads.A2" office:value-type="string">
            <text:p text:style-name="P30">180</text:p>
          </table:table-cell>
          <table:table-cell table:style-name="Reads.A2" office:value-type="string">
            <text:p text:style-name="P30">100</text:p>
          </table:table-cell>
          <table:table-cell table:style-name="Reads.A2" office:value-type="string">
            <text:p text:style-name="P31">74,568,469</text:p>
          </table:table-cell>
          <table:table-cell table:style-name="Reads.G2" office:value-type="string">
            <text:p text:style-name="P30">M2_S001__insert_180_reads_anonymous.fq.gz</text:p>
          </table:table-cell>
        </table:table-row>
        <table:table-row>
          <table:table-cell table:style-name="Reads.A2" office:value-type="string">
            <text:p text:style-name="P30">Toy</text:p>
          </table:table-cell>
          <table:table-cell table:style-name="Reads.A2" office:value-type="string">
            <text:p text:style-name="P30">medium</text:p>
          </table:table-cell>
          <table:table-cell table:style-name="Reads.A2" office:value-type="string">
            <text:p text:style-name="P30">2</text:p>
          </table:table-cell>
          <table:table-cell table:style-name="Reads.A2" office:value-type="string">
            <text:p text:style-name="P30">5000</text:p>
          </table:table-cell>
          <table:table-cell table:style-name="Reads.A2" office:value-type="string">
            <text:p text:style-name="P30">100</text:p>
          </table:table-cell>
          <table:table-cell table:style-name="Reads.A2" office:value-type="string">
            <text:p text:style-name="P31">3,717,085</text:p>
          </table:table-cell>
          <table:table-cell table:style-name="Reads.G2" office:value-type="string">
            <text:p text:style-name="P30">M1_S002__insert_5000_reads_anonymous.fq.gz</text:p>
          </table:table-cell>
        </table:table-row>
        <table:table-row>
          <table:table-cell table:style-name="Reads.A2" office:value-type="string">
            <text:p text:style-name="P30">Toy</text:p>
          </table:table-cell>
          <table:table-cell table:style-name="Reads.A2" office:value-type="string">
            <text:p text:style-name="P30">medium</text:p>
          </table:table-cell>
          <table:table-cell table:style-name="Reads.A2" office:value-type="string">
            <text:p text:style-name="P30">2</text:p>
          </table:table-cell>
          <table:table-cell table:style-name="Reads.A2" office:value-type="string">
            <text:p text:style-name="P30">180</text:p>
          </table:table-cell>
          <table:table-cell table:style-name="Reads.A2" office:value-type="string">
            <text:p text:style-name="P30">100</text:p>
          </table:table-cell>
          <table:table-cell table:style-name="Reads.A2" office:value-type="string">
            <text:p text:style-name="P31">74,515,362</text:p>
          </table:table-cell>
          <table:table-cell table:style-name="Reads.G2" office:value-type="string">
            <text:p text:style-name="P30">M2_S002__insert_180_reads_anonymous.fq.gz</text:p>
          </table:table-cell>
        </table:table-row>
        <table:table-row>
          <table:table-cell table:style-name="Reads.A2" office:value-type="string">
            <text:p text:style-name="P30">Toy</text:p>
          </table:table-cell>
          <table:table-cell table:style-name="Reads.A2" office:value-type="string">
            <text:p text:style-name="P30">high</text:p>
          </table:table-cell>
          <table:table-cell table:style-name="Reads.A2" office:value-type="string">
            <text:p text:style-name="P30">1</text:p>
          </table:table-cell>
          <table:table-cell table:style-name="Reads.A2" office:value-type="string">
            <text:p text:style-name="P30">180</text:p>
          </table:table-cell>
          <table:table-cell table:style-name="Reads.A2" office:value-type="string">
            <text:p text:style-name="P30">100</text:p>
          </table:table-cell>
          <table:table-cell table:style-name="Reads.A2" office:value-type="string">
            <text:p text:style-name="P31">74,557,111</text:p>
          </table:table-cell>
          <table:table-cell table:style-name="Reads.G2" office:value-type="string">
            <text:p text:style-name="P30">H_S001__insert_180_reads_anonymous.fq.gz</text:p>
          </table:table-cell>
        </table:table-row>
        <table:table-row>
          <table:table-cell table:style-name="Reads.A2" office:value-type="string">
            <text:p text:style-name="P30">Toy</text:p>
          </table:table-cell>
          <table:table-cell table:style-name="Reads.A2" office:value-type="string">
            <text:p text:style-name="P30">high</text:p>
          </table:table-cell>
          <table:table-cell table:style-name="Reads.A2" office:value-type="string">
            <text:p text:style-name="P30">2</text:p>
          </table:table-cell>
          <table:table-cell table:style-name="Reads.A2" office:value-type="string">
            <text:p text:style-name="P30">180</text:p>
          </table:table-cell>
          <table:table-cell table:style-name="Reads.A2" office:value-type="string">
            <text:p text:style-name="P30">100</text:p>
          </table:table-cell>
          <table:table-cell table:style-name="Reads.A2" office:value-type="string">
            <text:p text:style-name="P31">74,560,027</text:p>
          </table:table-cell>
          <table:table-cell table:style-name="Reads.G2" office:value-type="string">
            <text:p text:style-name="P30">H_S002__insert_180_reads_anonymous.fq.gz</text:p>
          </table:table-cell>
        </table:table-row>
        <table:table-row>
          <table:table-cell table:style-name="Reads.A2" office:value-type="string">
            <text:p text:style-name="P30">Toy</text:p>
          </table:table-cell>
          <table:table-cell table:style-name="Reads.A2" office:value-type="string">
            <text:p text:style-name="P30">high</text:p>
          </table:table-cell>
          <table:table-cell table:style-name="Reads.A2" office:value-type="string">
            <text:p text:style-name="P30">3</text:p>
          </table:table-cell>
          <table:table-cell table:style-name="Reads.A2" office:value-type="string">
            <text:p text:style-name="P30">180</text:p>
          </table:table-cell>
          <table:table-cell table:style-name="Reads.A2" office:value-type="string">
            <text:p text:style-name="P30">100</text:p>
          </table:table-cell>
          <table:table-cell table:style-name="Reads.A2" office:value-type="string">
            <text:p text:style-name="P31">74,557,851</text:p>
          </table:table-cell>
          <table:table-cell table:style-name="Reads.G2" office:value-type="string">
            <text:p text:style-name="P30">H_S003__insert_180_reads_anonymous.fq.gz</text:p>
          </table:table-cell>
        </table:table-row>
        <table:table-row>
          <table:table-cell table:style-name="Reads.A2" office:value-type="string">
            <text:p text:style-name="P30">Toy</text:p>
          </table:table-cell>
          <table:table-cell table:style-name="Reads.A2" office:value-type="string">
            <text:p text:style-name="P30">high</text:p>
          </table:table-cell>
          <table:table-cell table:style-name="Reads.A2" office:value-type="string">
            <text:p text:style-name="P30">4</text:p>
          </table:table-cell>
          <table:table-cell table:style-name="Reads.A2" office:value-type="string">
            <text:p text:style-name="P30">180</text:p>
          </table:table-cell>
          <table:table-cell table:style-name="Reads.A2" office:value-type="string">
            <text:p text:style-name="P30">100</text:p>
          </table:table-cell>
          <table:table-cell table:style-name="Reads.A2" office:value-type="string">
            <text:p text:style-name="P31">74,553,345</text:p>
          </table:table-cell>
          <table:table-cell table:style-name="Reads.G2" office:value-type="string">
            <text:p text:style-name="P30">H_S004__insert_180_reads_anonymous.fq.gz</text:p>
          </table:table-cell>
        </table:table-row>
        <table:table-row>
          <table:table-cell table:style-name="Reads.A2" office:value-type="string">
            <text:p text:style-name="P30">Toy</text:p>
          </table:table-cell>
          <table:table-cell table:style-name="Reads.A2" office:value-type="string">
            <text:p text:style-name="P30">high</text:p>
          </table:table-cell>
          <table:table-cell table:style-name="Reads.A2" office:value-type="string">
            <text:p text:style-name="P30">5</text:p>
          </table:table-cell>
          <table:table-cell table:style-name="Reads.A2" office:value-type="string">
            <text:p text:style-name="P30">180</text:p>
          </table:table-cell>
          <table:table-cell table:style-name="Reads.A2" office:value-type="string">
            <text:p text:style-name="P30">100</text:p>
          </table:table-cell>
          <table:table-cell table:style-name="Reads.A2" office:value-type="string">
            <text:p text:style-name="P31">74,550,382</text:p>
          </table:table-cell>
          <table:table-cell table:style-name="Reads.G2" office:value-type="string">
            <text:p text:style-name="P30">H_S005__insert_180_reads_anonymous.fq.gz</text:p>
          </table:table-cell>
        </table:table-row>
        <table:table-row>
          <table:table-cell table:style-name="Reads.A2" office:value-type="string">
            <text:p text:style-name="P15">1st CAMI</text:p>
          </table:table-cell>
          <table:table-cell table:style-name="Reads.A2" office:value-type="string">
            <text:p text:style-name="P30">low</text:p>
          </table:table-cell>
          <table:table-cell table:style-name="Reads.A2" office:value-type="string">
            <text:p text:style-name="P30">1</text:p>
          </table:table-cell>
          <table:table-cell table:style-name="Reads.A2" office:value-type="string">
            <text:p text:style-name="P30">270</text:p>
          </table:table-cell>
          <table:table-cell table:style-name="Reads.A2" office:value-type="string">
            <text:p text:style-name="P30">150</text:p>
          </table:table-cell>
          <table:table-cell table:style-name="Reads.A2" office:value-type="string">
            <text:p text:style-name="P31">49,898,179 </text:p>
          </table:table-cell>
          <table:table-cell table:style-name="Reads.G2" office:value-type="string">
            <text:p text:style-name="P30">RL_S001__insert_270.fq.gz</text:p>
          </table:table-cell>
        </table:table-row>
        <table:table-row>
          <table:table-cell table:style-name="Reads.A2" office:value-type="string">
            <text:p text:style-name="P15">1st CAMI</text:p>
          </table:table-cell>
          <table:table-cell table:style-name="Reads.A2" office:value-type="string">
            <text:p text:style-name="P30">medium</text:p>
          </table:table-cell>
          <table:table-cell table:style-name="Reads.A2" office:value-type="string">
            <text:p text:style-name="P30">1</text:p>
          </table:table-cell>
          <table:table-cell table:style-name="Reads.A2" office:value-type="string">
            <text:p text:style-name="P30">5000</text:p>
          </table:table-cell>
          <table:table-cell table:style-name="Reads.A2" office:value-type="string">
            <text:p text:style-name="P30">150</text:p>
          </table:table-cell>
          <table:table-cell table:style-name="Reads.A2" office:value-type="string">
            <text:p text:style-name="P31">16,570,240</text:p>
          </table:table-cell>
          <table:table-cell table:style-name="Reads.G2" office:value-type="string">
            <text:p text:style-name="P30">RM1_S001__insert_5000.fq.gz</text:p>
          </table:table-cell>
        </table:table-row>
        <table:table-row>
          <table:table-cell table:style-name="Reads.A2" office:value-type="string">
            <text:p text:style-name="P15">1st CAMI</text:p>
          </table:table-cell>
          <table:table-cell table:style-name="Reads.A2" office:value-type="string">
            <text:p text:style-name="P30">medium</text:p>
          </table:table-cell>
          <table:table-cell table:style-name="Reads.A2" office:value-type="string">
            <text:p text:style-name="P30">1</text:p>
          </table:table-cell>
          <table:table-cell table:style-name="Reads.A2" office:value-type="string">
            <text:p text:style-name="P30">270</text:p>
          </table:table-cell>
          <table:table-cell table:style-name="Reads.A2" office:value-type="string">
            <text:p text:style-name="P30">150</text:p>
          </table:table-cell>
          <table:table-cell table:style-name="Reads.A2" office:value-type="string">
            <text:p text:style-name="P31">49,918,839</text:p>
          </table:table-cell>
          <table:table-cell table:style-name="Reads.G2" office:value-type="string">
            <text:p text:style-name="P30">RM2_S001__insert_270.fq.gz</text:p>
          </table:table-cell>
        </table:table-row>
        <table:table-row>
          <table:table-cell table:style-name="Reads.A2" office:value-type="string">
            <text:p text:style-name="P15">1st CAMI</text:p>
          </table:table-cell>
          <table:table-cell table:style-name="Reads.A2" office:value-type="string">
            <text:p text:style-name="P30">medium</text:p>
          </table:table-cell>
          <table:table-cell table:style-name="Reads.A2" office:value-type="string">
            <text:p text:style-name="P30">2</text:p>
          </table:table-cell>
          <table:table-cell table:style-name="Reads.A2" office:value-type="string">
            <text:p text:style-name="P30">5000</text:p>
          </table:table-cell>
          <table:table-cell table:style-name="Reads.A2" office:value-type="string">
            <text:p text:style-name="P30">150</text:p>
          </table:table-cell>
          <table:table-cell table:style-name="Reads.A2" office:value-type="string">
            <text:p text:style-name="P31">16,564,114</text:p>
          </table:table-cell>
          <table:table-cell table:style-name="Reads.G2" office:value-type="string">
            <text:p text:style-name="P30">RM1_S002__insert_5000.fq.gz</text:p>
          </table:table-cell>
        </table:table-row>
        <table:table-row>
          <table:table-cell table:style-name="Reads.A2" office:value-type="string">
            <text:p text:style-name="P15">1st CAMI</text:p>
          </table:table-cell>
          <table:table-cell table:style-name="Reads.A2" office:value-type="string">
            <text:p text:style-name="P30">medium</text:p>
          </table:table-cell>
          <table:table-cell table:style-name="Reads.A2" office:value-type="string">
            <text:p text:style-name="P30">2</text:p>
          </table:table-cell>
          <table:table-cell table:style-name="Reads.A2" office:value-type="string">
            <text:p text:style-name="P30">270</text:p>
          </table:table-cell>
          <table:table-cell table:style-name="Reads.A2" office:value-type="string">
            <text:p text:style-name="P30">150</text:p>
          </table:table-cell>
          <table:table-cell table:style-name="Reads.A2" office:value-type="string">
            <text:p text:style-name="P31">49,893,784</text:p>
          </table:table-cell>
          <table:table-cell table:style-name="Reads.G2" office:value-type="string">
            <text:p text:style-name="P30">RM2_S002__insert_270.fq.gz</text:p>
          </table:table-cell>
        </table:table-row>
        <table:table-row>
          <table:table-cell table:style-name="Reads.A2" office:value-type="string">
            <text:p text:style-name="P15">1st CAMI</text:p>
          </table:table-cell>
          <table:table-cell table:style-name="Reads.A2" office:value-type="string">
            <text:p text:style-name="P30">high</text:p>
          </table:table-cell>
          <table:table-cell table:style-name="Reads.A2" office:value-type="string">
            <text:p text:style-name="P30">1</text:p>
          </table:table-cell>
          <table:table-cell table:style-name="Reads.A2" office:value-type="string">
            <text:p text:style-name="P30">270</text:p>
          </table:table-cell>
          <table:table-cell table:style-name="Reads.A2" office:value-type="string">
            <text:p text:style-name="P30">150</text:p>
          </table:table-cell>
          <table:table-cell table:style-name="Reads.A2" office:value-type="string">
            <text:p text:style-name="P31">49,905,935</text:p>
          </table:table-cell>
          <table:table-cell table:style-name="Reads.G2" office:value-type="string">
            <text:p text:style-name="P30">RH_S001__insert_270.fq.gz</text:p>
          </table:table-cell>
        </table:table-row>
        <table:table-row>
          <table:table-cell table:style-name="Reads.A2" office:value-type="string">
            <text:p text:style-name="P15">1st CAMI</text:p>
          </table:table-cell>
          <table:table-cell table:style-name="Reads.A2" office:value-type="string">
            <text:p text:style-name="P30">high</text:p>
          </table:table-cell>
          <table:table-cell table:style-name="Reads.A2" office:value-type="string">
            <text:p text:style-name="P30">2</text:p>
          </table:table-cell>
          <table:table-cell table:style-name="Reads.A2" office:value-type="string">
            <text:p text:style-name="P30">270</text:p>
          </table:table-cell>
          <table:table-cell table:style-name="Reads.A2" office:value-type="string">
            <text:p text:style-name="P30">150</text:p>
          </table:table-cell>
          <table:table-cell table:style-name="Reads.A2" office:value-type="string">
            <text:p text:style-name="P31">49,904,227</text:p>
          </table:table-cell>
          <table:table-cell table:style-name="Reads.G2" office:value-type="string">
            <text:p text:style-name="P30">RH_S002__insert_270.fq.gz</text:p>
          </table:table-cell>
        </table:table-row>
        <table:table-row>
          <table:table-cell table:style-name="Reads.A2" office:value-type="string">
            <text:p text:style-name="P15">1st CAMI</text:p>
          </table:table-cell>
          <table:table-cell table:style-name="Reads.A2" office:value-type="string">
            <text:p text:style-name="P30">high</text:p>
          </table:table-cell>
          <table:table-cell table:style-name="Reads.A2" office:value-type="string">
            <text:p text:style-name="P30">3</text:p>
          </table:table-cell>
          <table:table-cell table:style-name="Reads.A2" office:value-type="string">
            <text:p text:style-name="P30">270</text:p>
          </table:table-cell>
          <table:table-cell table:style-name="Reads.A2" office:value-type="string">
            <text:p text:style-name="P30">150</text:p>
          </table:table-cell>
          <table:table-cell table:style-name="Reads.A2" office:value-type="string">
            <text:p text:style-name="P31">49,904,607</text:p>
          </table:table-cell>
          <table:table-cell table:style-name="Reads.G2" office:value-type="string">
            <text:p text:style-name="P30">RH_S003__insert_270.fq.gz</text:p>
          </table:table-cell>
        </table:table-row>
        <table:table-row>
          <table:table-cell table:style-name="Reads.A2" office:value-type="string">
            <text:p text:style-name="P15">1st CAMI</text:p>
          </table:table-cell>
          <table:table-cell table:style-name="Reads.A2" office:value-type="string">
            <text:p text:style-name="P30">high</text:p>
          </table:table-cell>
          <table:table-cell table:style-name="Reads.A2" office:value-type="string">
            <text:p text:style-name="P30">4</text:p>
          </table:table-cell>
          <table:table-cell table:style-name="Reads.A2" office:value-type="string">
            <text:p text:style-name="P30">270</text:p>
          </table:table-cell>
          <table:table-cell table:style-name="Reads.A2" office:value-type="string">
            <text:p text:style-name="P30">150</text:p>
          </table:table-cell>
          <table:table-cell table:style-name="Reads.A2" office:value-type="string">
            <text:p text:style-name="P31">49,902,503</text:p>
          </table:table-cell>
          <table:table-cell table:style-name="Reads.G2" office:value-type="string">
            <text:p text:style-name="P30">RH_S004__insert_270.fq.gz</text:p>
          </table:table-cell>
        </table:table-row>
        <table:table-row>
          <table:table-cell table:style-name="Reads.A2" office:value-type="string">
            <text:p text:style-name="P15">1st CAMI</text:p>
          </table:table-cell>
          <table:table-cell table:style-name="Reads.A2" office:value-type="string">
            <text:p text:style-name="P30">high</text:p>
          </table:table-cell>
          <table:table-cell table:style-name="Reads.A2" office:value-type="string">
            <text:p text:style-name="P30">5</text:p>
          </table:table-cell>
          <table:table-cell table:style-name="Reads.A2" office:value-type="string">
            <text:p text:style-name="P30">270</text:p>
          </table:table-cell>
          <table:table-cell table:style-name="Reads.A2" office:value-type="string">
            <text:p text:style-name="P30">150</text:p>
          </table:table-cell>
          <table:table-cell table:style-name="Reads.A2" office:value-type="string">
            <text:p text:style-name="P31">49,901,796</text:p>
          </table:table-cell>
          <table:table-cell table:style-name="Reads.G2" office:value-type="string">
            <text:p text:style-name="P30">RH_S005__insert_270.fq.gz</text:p>
          </table:table-cell>
        </table:table-row>
      </table:table>
      <text:p text:style-name="P6"/>
      <text:p text:style-name="P1"/>
      <text:h text:style-name="Heading_20_3" text:outline-level="3">Profiling Metrics</text:h>
      <text:p text:style-name="P14">In Metagenomics, an organism is addressed as a <text:span text:style-name="T24">taxon</text:span><text:span text:style-name="T24"><draw:frame draw:style-name="fr1" draw:name="Object2" text:anchor-type="as-char" svg:y="-0.1484in" svg:width="0.1701in" svg:height="0.1846in" draw:z-index="0"><draw:object xlink:href="./Object 2" xlink:type="simple" xlink:show="embed" xlink:actuate="onLoad"/><draw:image xlink:href="./ObjectReplacements/Object 2" xlink:type="simple" xlink:show="embed" xlink:actuate="onLoad"/></draw:frame></text:span>. The set of all known taxons make up one large <text:span text:style-name="T49">(</text:span>binary<text:span text:style-name="T49">)</text:span> tree, the <text:span text:style-name="T24">taxonomy</text:span><text:span text:style-name="T24"><draw:frame draw:style-name="fr1" draw:name="Object3" text:anchor-type="as-char" svg:y="-0.1484in" svg:width="0.1898in" svg:height="0.1846in" draw:z-index="1"><draw:object xlink:href="./Object 3" xlink:type="simple" xlink:show="embed" xlink:actuate="onLoad"/><draw:image xlink:href="./ObjectReplacements/Object 3" xlink:type="simple" xlink:show="embed" xlink:actuate="onLoad"/><svg:desc>formula</svg:desc></draw:frame></text:span>. The root <text:span text:style-name="T55">in this tree </text:span>is the origin of life and the leaves <text:soft-page-break/>would <text:span text:style-name="T55">ultimately</text:span> represent individuals. A taxon can be any node of this tree, <text:span text:style-name="T47">i.e. the root, an internal node or a leaf</text:span>. The path from the root<text:span text:style-name="T24"><draw:frame draw:style-name="fr1" draw:name="Object4" text:anchor-type="as-char" svg:y="-0.1484in" svg:width="0.3409in" svg:height="0.2098in" draw:z-index="2"><draw:object xlink:href="./Object 4" xlink:type="simple" xlink:show="embed" xlink:actuate="onLoad"/><draw:image xlink:href="./ObjectReplacements/Object 4" xlink:type="simple" xlink:show="embed" xlink:actuate="onLoad"/><svg:desc>formula</svg:desc></draw:frame></text:span>down to a leaf <text:span text:style-name="T24"><draw:frame draw:style-name="fr1" draw:name="Object5" text:anchor-type="as-char" svg:y="-0.1484in" svg:width="0.2008in" svg:height="0.2098in" draw:z-index="3"><draw:object xlink:href="./Object 5" xlink:type="simple" xlink:show="embed" xlink:actuate="onLoad"/><draw:image xlink:href="./ObjectReplacements/Object 5" xlink:type="simple" xlink:show="embed" xlink:actuate="onLoad"/><svg:desc>formula</svg:desc></draw:frame></text:span>(or an intermediat<text:span text:style-name="T47">e</text:span> taxon) is called a <text:span text:style-name="T24">lineage</text:span> and can be described as the sequence of taxons along this path:<text:span text:style-name="T24"><draw:frame draw:style-name="fr1" draw:name="Object6" text:anchor-type="as-char" svg:y="-0.1484in" svg:width="1.1161in" svg:height="0.2098in" draw:z-index="4"><draw:object xlink:href="./Object 6" xlink:type="simple" xlink:show="embed" xlink:actuate="onLoad"/><draw:image xlink:href="./ObjectReplacements/Object 6" xlink:type="simple" xlink:show="embed" xlink:actuate="onLoad"/></draw:frame></text:span>. <text:span text:style-name="T46">The position in this sequence is called </text:span><text:span text:style-name="T28">rank</text:span><text:span text:style-name="T41"><draw:frame draw:style-name="fr1" draw:name="Object23" text:anchor-type="as-char" svg:y="-0.152in" svg:width="0.4138in" svg:height="0.2134in" draw:z-index="10"><draw:object xlink:href="./Object 23" xlink:type="simple" xlink:show="embed" xlink:actuate="onLoad"/><draw:image xlink:href="./ObjectReplacements/Object 23" xlink:type="simple" xlink:show="embed" xlink:actuate="onLoad"/><svg:desc>formula</svg:desc></draw:frame></text:span><text:span text:style-name="T1">.</text:span><text:span text:style-name="T46"> Some ranks come with specific names, e.g. the rank below the root is called </text:span><text:span text:style-name="T46"><draw:frame draw:style-name="fr1" draw:name="Object38" text:anchor-type="as-char" svg:y="-0.1484in" svg:width="0.7236in" svg:height="0.2098in" draw:z-index="18"><draw:object xlink:href="./Object 38" xlink:type="simple" xlink:show="embed" xlink:actuate="onLoad"/><draw:image xlink:href="./ObjectReplacements/Object 38" xlink:type="simple" xlink:show="embed" xlink:actuate="onLoad"/><svg:desc>formula</svg:desc></draw:frame></text:span><text:span text:style-name="T46">and there are currently three known taxa on superkingdom rank, namely</text:span><text:span text:style-name="T46"><draw:frame draw:style-name="fr1" draw:name="Object1" text:anchor-type="as-char" svg:y="-0.1484in" svg:width="0.5047in" svg:height="0.2098in" draw:z-index="19"><draw:object xlink:href="./Object 1" xlink:type="simple" xlink:show="embed" xlink:actuate="onLoad"/><draw:image xlink:href="./ObjectReplacements/Object 1" xlink:type="simple" xlink:show="embed" xlink:actuate="onLoad"/><svg:desc>formula</svg:desc></draw:frame></text:span><text:span text:style-name="T46">,</text:span><text:span text:style-name="T46"><draw:frame draw:style-name="fr1" draw:name="Object40" text:anchor-type="as-char" svg:y="-0.1484in" svg:width="0.4965in" svg:height="0.2098in" draw:z-index="20"><draw:object xlink:href="./Object 40" xlink:type="simple" xlink:show="embed" xlink:actuate="onLoad"/><draw:image xlink:href="./ObjectReplacements/Object 40" xlink:type="simple" xlink:show="embed" xlink:actuate="onLoad"/><svg:desc>formula</svg:desc></draw:frame></text:span><text:span text:style-name="T46">and</text:span><text:span text:style-name="T46"><draw:frame draw:style-name="fr1" draw:name="Object41" text:anchor-type="as-char" svg:y="-0.1484in" svg:width="0.572in" svg:height="0.2098in" draw:z-index="21"><draw:object xlink:href="./Object 41" xlink:type="simple" xlink:show="embed" xlink:actuate="onLoad"/><draw:image xlink:href="./ObjectReplacements/Object 41" xlink:type="simple" xlink:show="embed" xlink:actuate="onLoad"/><svg:desc>formula</svg:desc></draw:frame></text:span><text:span text:style-name="T46">. For CAMI, we look at the ranks </text:span><text:span text:style-name="T46"><draw:frame draw:style-name="fr1" draw:name="Object29" text:anchor-type="as-char" svg:y="-0.1484in" svg:width="0.7236in" svg:height="0.2098in" draw:z-index="22"><draw:object xlink:href="./Object 29" xlink:type="simple" xlink:show="embed" xlink:actuate="onLoad"/><draw:image xlink:href="./ObjectReplacements/Object 29" xlink:type="simple" xlink:show="embed" xlink:actuate="onLoad"/></draw:frame></text:span><text:span text:style-name="T36">,</text:span><text:span text:style-name="T36"><draw:frame draw:style-name="fr1" draw:name="Object30" text:anchor-type="as-char" svg:y="-0.1484in" svg:width="0.4598in" svg:height="0.2098in" draw:z-index="23"><draw:object xlink:href="./Object 30" xlink:type="simple" xlink:show="embed" xlink:actuate="onLoad"/><draw:image xlink:href="./ObjectReplacements/Object 30" xlink:type="simple" xlink:show="embed" xlink:actuate="onLoad"/><svg:desc>formula</svg:desc></draw:frame></text:span><text:span text:style-name="T36">,</text:span><text:span text:style-name="T36"><draw:frame draw:style-name="fr1" draw:name="Object31" text:anchor-type="as-char" svg:y="-0.1484in" svg:width="0.3575in" svg:height="0.2098in" draw:z-index="24"><draw:object xlink:href="./Object 31" xlink:type="simple" xlink:show="embed" xlink:actuate="onLoad"/><draw:image xlink:href="./ObjectReplacements/Object 31" xlink:type="simple" xlink:show="embed" xlink:actuate="onLoad"/></draw:frame></text:span><text:span text:style-name="T36">,</text:span><text:span text:style-name="T36"><draw:frame draw:style-name="fr1" draw:name="Object32" text:anchor-type="as-char" svg:y="-0.1484in" svg:width="0.4126in" svg:height="0.2098in" draw:z-index="25"><draw:object xlink:href="./Object 32" xlink:type="simple" xlink:show="embed" xlink:actuate="onLoad"/><draw:image xlink:href="./ObjectReplacements/Object 32" xlink:type="simple" xlink:show="embed" xlink:actuate="onLoad"/><svg:desc>formula</svg:desc></draw:frame></text:span><text:span text:style-name="T36">,</text:span><text:span text:style-name="T36"><draw:frame draw:style-name="fr1" draw:name="Object33" text:anchor-type="as-char" svg:y="-0.1484in" svg:width="0.3937in" svg:height="0.2098in" draw:z-index="26"><draw:object xlink:href="./Object 33" xlink:type="simple" xlink:show="embed" xlink:actuate="onLoad"/><draw:image xlink:href="./ObjectReplacements/Object 33" xlink:type="simple" xlink:show="embed" xlink:actuate="onLoad"/><svg:desc>formula</svg:desc></draw:frame></text:span><text:span text:style-name="T36">,</text:span><text:span text:style-name="T36"><draw:frame draw:style-name="fr1" draw:name="Object34" text:anchor-type="as-char" svg:y="-0.1484in" svg:width="0.448in" svg:height="0.2098in" draw:z-index="27"><draw:object xlink:href="./Object 34" xlink:type="simple" xlink:show="embed" xlink:actuate="onLoad"/><draw:image xlink:href="./ObjectReplacements/Object 34" xlink:type="simple" xlink:show="embed" xlink:actuate="onLoad"/><svg:desc>formula</svg:desc></draw:frame></text:span><text:span text:style-name="T42">and</text:span><text:span text:style-name="T36"><draw:frame draw:style-name="fr1" draw:name="Object35" text:anchor-type="as-char" svg:y="-0.1484in" svg:width="0.3917in" svg:height="0.2098in" draw:z-index="28"><draw:object xlink:href="./Object 35" xlink:type="simple" xlink:show="embed" xlink:actuate="onLoad"/><draw:image xlink:href="./ObjectReplacements/Object 35" xlink:type="simple" xlink:show="embed" xlink:actuate="onLoad"/><svg:desc>formula</svg:desc></draw:frame></text:span><text:span text:style-name="T37">(ordered in increasing distance from</text:span><text:span text:style-name="T37"><draw:frame draw:style-name="fr1" draw:name="Object7" text:anchor-type="as-char" svg:y="-0.1484in" svg:width="0.3409in" svg:height="0.2098in" draw:z-index="5"><draw:object xlink:href="./Object 7" xlink:type="simple" xlink:show="embed" xlink:actuate="onLoad"/><draw:image xlink:href="./ObjectReplacements/Object 7" xlink:type="simple" xlink:show="embed" xlink:actuate="onLoad"/><svg:desc>formula</svg:desc></draw:frame></text:span><text:span text:style-name="T37">).</text:span><text:span text:style-name="T36"> </text:span><text:span text:style-name="T46">In practice, the taxonomy changes whenever new information about taxa is collected and there is controversy about the topology of the taxonomy. For this reason, we use the fixed version XXXX of the NCBI taxonomy for CAMI.</text:span></text:p>
      <text:p text:style-name="P3">The abundance <draw:frame draw:style-name="fr1" draw:name="Object36" text:anchor-type="as-char" svg:y="-0.152in" svg:width="0.428in" svg:height="0.2134in" draw:z-index="29"><draw:object xlink:href="./Object 36" xlink:type="simple" xlink:show="embed" xlink:actuate="onLoad"/><draw:image xlink:href="./ObjectReplacements/Object 36" xlink:type="simple" xlink:show="embed" xlink:actuate="onLoad"/></draw:frame>of a taxon<draw:frame draw:style-name="fr1" draw:name="Object37" text:anchor-type="as-char" svg:y="-0.1484in" svg:width="0.2008in" svg:height="0.2098in" draw:z-index="30"><draw:object xlink:href="./Object 37" xlink:type="simple" xlink:show="embed" xlink:actuate="onLoad"/><draw:image xlink:href="./ObjectReplacements/Object 37" xlink:type="simple" xlink:show="embed" xlink:actuate="onLoad"/></draw:frame>is the number of times a member of that taxon has been observed in a sample. In the extreme case of observing individuals, abundance of a leaf would either be 0 or 1. <text:span text:style-name="T50">In practice, membership can oftentimes only be tracked down to internal nodes, but not to the leaves of</text:span><text:span text:style-name="T50"><draw:frame draw:style-name="fr1" draw:name="Object43" text:anchor-type="as-char" svg:y="-0.1484in" svg:width="0.1898in" svg:height="0.1846in" draw:z-index="31"><draw:object xlink:href="./Object 43" xlink:type="simple" xlink:show="embed" xlink:actuate="onLoad"/><draw:image xlink:href="./ObjectReplacements/Object 43" xlink:type="simple" xlink:show="embed" xlink:actuate="onLoad"/><svg:desc>formula</svg:desc></draw:frame></text:span><text:span text:style-name="T50">. Thus, abundance</text:span><text:span text:style-name="T50"><draw:frame draw:style-name="fr1" draw:name="Object44" text:anchor-type="as-char" svg:y="-0.152in" svg:width="0.4429in" svg:height="0.2134in" draw:z-index="32"><draw:object xlink:href="./Object 44" xlink:type="simple" xlink:show="embed" xlink:actuate="onLoad"/><draw:image xlink:href="./ObjectReplacements/Object 44" xlink:type="simple" xlink:show="embed" xlink:actuate="onLoad"/><svg:desc>formula</svg:desc></draw:frame></text:span><text:span text:style-name="T50">of an internal node</text:span><text:span text:style-name="T50"><draw:frame draw:style-name="fr1" draw:name="Object45" text:anchor-type="as-char" svg:y="-0.1484in" svg:width="0.2161in" svg:height="0.2098in" draw:z-index="33"><draw:object xlink:href="./Object 45" xlink:type="simple" xlink:show="embed" xlink:actuate="onLoad"/><draw:image xlink:href="./ObjectReplacements/Object 45" xlink:type="simple" xlink:show="embed" xlink:actuate="onLoad"/><svg:desc>formula</svg:desc></draw:frame></text:span><text:span text:style-name="T50">is the observed abundance at this node plus the sum of all abundances at its sub-tree in</text:span><text:span text:style-name="T50"><draw:frame draw:style-name="fr1" draw:name="Object46" text:anchor-type="as-char" svg:y="-0.1484in" svg:width="0.1898in" svg:height="0.1846in" draw:z-index="34"><draw:object xlink:href="./Object 46" xlink:type="simple" xlink:show="embed" xlink:actuate="onLoad"/><draw:image xlink:href="./ObjectReplacements/Object 46" xlink:type="simple" xlink:show="embed" xlink:actuate="onLoad"/><svg:desc>formula</svg:desc></draw:frame></text:span><text:span text:style-name="T50">. Current sequenzing technologies largely bias the observed counts. Thus, abundances are typically normalized to 1, by division with</text:span><text:span text:style-name="T50"><draw:frame draw:style-name="fr1" draw:name="Object19" text:anchor-type="as-char" svg:y="-0.152in" svg:width="0.5681in" svg:height="0.2134in" draw:z-index="42"><draw:object xlink:href="./Object 19" xlink:type="simple" xlink:show="embed" xlink:actuate="onLoad"/><draw:image xlink:href="./ObjectReplacements/Object 19" xlink:type="simple" xlink:show="embed" xlink:actuate="onLoad"/><svg:desc>formula</svg:desc></draw:frame></text:span><text:span text:style-name="T50">.<text:line-break/>A </text:span><text:span text:style-name="T30">profile</text:span><text:span text:style-name="T39"> </text:span><text:span text:style-name="T39"><draw:frame draw:style-name="fr1" draw:name="Object8" text:anchor-type="as-char" svg:y="-0.152in" svg:width="0.8071in" svg:height="0.2134in" draw:z-index="35"><draw:object xlink:href="./Object 8" xlink:type="simple" xlink:show="embed" xlink:actuate="onLoad"/><draw:image xlink:href="./ObjectReplacements/Object 8" xlink:type="simple" xlink:show="embed" xlink:actuate="onLoad"/></draw:frame></text:span><text:span text:style-name="T39">is the set of </text:span><text:span text:style-name="T40">abundances of </text:span><text:span text:style-name="T43">all </text:span><text:span text:style-name="T39">taxa in a particular sample. </text:span><text:span text:style-name="T43">In practice, most abundances will be zero, since a sample typically holds </text:span><text:span text:style-name="T44">only </text:span><text:span text:style-name="T43">a small fraction of all known organisms.</text:span><text:span text:style-name="T39"> </text:span></text:p>
      <text:p text:style-name="P4"/>
      <text:p text:style-name="P4"><text:span text:style-name="T31">Reconstructing P given sequence information </text:span><text:span text:style-name="T40">from the sample </text:span><text:span text:style-name="T31">is the task of “profiling” tools. </text:span><text:span text:style-name="T38">We evaluate the quality of the reconstructed profile </text:span><text:span text:style-name="T3">R</text:span><text:span text:style-name="T38"> by comparing it to the ground truth profile </text:span><text:span text:style-name="T3">G. </text:span><text:span text:style-name="T38">Comparison is done by means of the following </text:span><text:span text:style-name="T29">metrics</text:span><text:span text:style-name="T38">:</text:span></text:p>
      <text:list xml:id="list4876164149906566585" text:style-name="L1">
        <text:list-item>
          <text:p text:style-name="P8"><text:span text:style-name="T15">True Positives (TP)</text:span><text:span text:style-name="T8">: TP is the number of taxons </text:span><text:span text:style-name="T10">with abundances higher than 0 in </text:span><text:span text:style-name="T8">both profiles </text:span><text:span text:style-name="T2">R</text:span><text:span text:style-name="T8"> and </text:span><text:span text:style-name="T2">G</text:span><text:span text:style-name="T9">. </text:span><text:span text:style-name="T10">The value of the abundance does not matter, as long as it is </text:span><text:span text:style-name="T11">greater than zero.</text:span><text:span text:style-name="T10"> <text:s text:c="2"/></text:span><text:span text:style-name="T8"><draw:frame draw:style-name="fr1" draw:name="Object12" text:anchor-type="as-char" svg:y="-0.2866in" svg:width="2.748in" svg:height="0.4717in" draw:z-index="6"><draw:object xlink:href="./Object 12" xlink:type="simple" xlink:show="embed" xlink:actuate="onLoad"/><draw:image xlink:href="./ObjectReplacements/Object 12" xlink:type="simple" xlink:show="embed" xlink:actuate="onLoad"/><svg:desc>formula</svg:desc></draw:frame></text:span><text:span text:style-name="T10">where</text:span><text:span text:style-name="T10"><draw:frame draw:style-name="fr1" draw:name="Object13" text:anchor-type="as-char" svg:y="-0.1484in" svg:width="0.4484in" svg:height="0.2098in" draw:z-index="36"><draw:object xlink:href="./Object 11" xlink:type="simple" xlink:show="embed" xlink:actuate="onLoad"/><draw:image xlink:href="./ObjectReplacements/Object 11" xlink:type="simple" xlink:show="embed" xlink:actuate="onLoad"/><svg:desc>formula</svg:desc></draw:frame></text:span><text:span text:style-name="T10">and</text:span><text:span text:style-name="T10"><draw:frame draw:style-name="fr1" draw:name="Object15" text:anchor-type="as-char" svg:y="-0.1484in" svg:width="0.4709in" svg:height="0.2098in" draw:z-index="37"><draw:object xlink:href="./Object 13" xlink:type="simple" xlink:show="embed" xlink:actuate="onLoad"/><draw:image xlink:href="./ObjectReplacements/Object 13" xlink:type="simple" xlink:show="embed" xlink:actuate="onLoad"/><svg:desc>formula</svg:desc></draw:frame></text:span><text:span text:style-name="T13">such that</text:span><text:span text:style-name="T13"><draw:frame draw:style-name="fr1" draw:name="Object10" text:anchor-type="as-char" svg:y="-0.152in" svg:width="1.1047in" svg:height="0.2134in" draw:z-index="38"><draw:object xlink:href="./Object 10" xlink:type="simple" xlink:show="embed" xlink:actuate="onLoad"/><draw:image xlink:href="./ObjectReplacements/Object 10" xlink:type="simple" xlink:show="embed" xlink:actuate="onLoad"/></draw:frame></text:span><text:span text:style-name="T10">. </text:span><text:span text:style-name="T11">We compute an individual</text:span><text:span text:style-name="T11"><draw:frame draw:style-name="fr1" draw:name="Object9" text:anchor-type="as-char" svg:y="-0.1484in" svg:width="0.322in" svg:height="0.2098in" draw:z-index="39"><draw:object xlink:href="./Object 9" xlink:type="simple" xlink:show="embed" xlink:actuate="onLoad"/><draw:image xlink:href="./ObjectReplacements/Object 9" xlink:type="simple" xlink:show="embed" xlink:actuate="onLoad"/></draw:frame></text:span><text:span text:style-name="T11">value for each of the above listed eight ranks. Thus, we obtain eight </text:span><text:span text:style-name="T9">integer numbers.</text:span></text:p>
        </text:list-item>
        <text:list-item>
          <text:p text:style-name="P10"><text:span text:style-name="T14">False Positives (FP)</text:span><text:span text:style-name="T6">: </text:span><text:span text:style-name="T12">Similar to TP, </text:span><text:span text:style-name="T6">FP is the number of taxons that are in R but not in G: </text:span><text:span text:style-name="T6"><draw:frame draw:style-name="fr1" draw:name="Object16" text:anchor-type="as-char" svg:y="-0.2866in" svg:width="2.7902in" svg:height="0.4717in" draw:z-index="7"><draw:object xlink:href="./Object 16" xlink:type="simple" xlink:show="embed" xlink:actuate="onLoad"/><draw:image xlink:href="./ObjectReplacements/Object 16" xlink:type="simple" xlink:show="embed" xlink:actuate="onLoad"/><svg:desc>formula</svg:desc></draw:frame></text:span><text:span text:style-name="T6">, </text:span><text:span text:style-name="T10">where</text:span><text:span text:style-name="T10"><draw:frame draw:style-name="fr1" draw:name="Object17" text:anchor-type="as-char" svg:y="-0.1484in" svg:width="0.4484in" svg:height="0.2098in" draw:z-index="8"><draw:object xlink:href="./Object 17" xlink:type="simple" xlink:show="embed" xlink:actuate="onLoad"/><draw:image xlink:href="./ObjectReplacements/Object 17" xlink:type="simple" xlink:show="embed" xlink:actuate="onLoad"/><svg:desc>formula</svg:desc></draw:frame></text:span><text:span text:style-name="T10">and</text:span><text:span text:style-name="T10"><draw:frame draw:style-name="fr1" draw:name="Object18" text:anchor-type="as-char" svg:y="-0.1484in" svg:width="0.4709in" svg:height="0.2098in" draw:z-index="9"><draw:object xlink:href="./Object 18" xlink:type="simple" xlink:show="embed" xlink:actuate="onLoad"/><draw:image xlink:href="./ObjectReplacements/Object 18" xlink:type="simple" xlink:show="embed" xlink:actuate="onLoad"/><svg:desc>formula</svg:desc></draw:frame></text:span><text:span text:style-name="T13">such that</text:span><text:span text:style-name="T13"><draw:frame draw:style-name="fr1" draw:name="Object11" text:anchor-type="as-char" svg:y="-0.152in" svg:width="1.1047in" svg:height="0.2134in" draw:z-index="40"><draw:object xlink:href="./Object 14" xlink:type="simple" xlink:show="embed" xlink:actuate="onLoad"/><draw:image xlink:href="./ObjectReplacements/Object 14" xlink:type="simple" xlink:show="embed" xlink:actuate="onLoad"/><svg:desc>formula</svg:desc></draw:frame></text:span><text:span text:style-name="T10">.</text:span></text:p>
        </text:list-item>
        <text:list-item>
          <text:p text:style-name="P10"><text:span text:style-name="T14">False Negatives (FN)</text:span><text:span text:style-name="T6">: </text:span><text:span text:style-name="T12">Similar to TP, </text:span><text:span text:style-name="T6">FN is the number of taxons that are in G but not in R:<text:line-break/></text:span><text:span text:style-name="T6"><draw:frame draw:style-name="fr1" draw:name="Object20" text:anchor-type="as-char" svg:y="-0.2866in" svg:width="2.811in" svg:height="0.4717in" draw:z-index="11"><draw:object xlink:href="./Object 20" xlink:type="simple" xlink:show="embed" xlink:actuate="onLoad"/><draw:image xlink:href="./ObjectReplacements/Object 20" xlink:type="simple" xlink:show="embed" xlink:actuate="onLoad"/><svg:desc>formula</svg:desc></draw:frame></text:span><text:span text:style-name="T6">, </text:span><text:span text:style-name="T10">where</text:span><text:span text:style-name="T10"><draw:frame draw:style-name="fr1" draw:name="Object21" text:anchor-type="as-char" svg:y="-0.1484in" svg:width="0.4484in" svg:height="0.2098in" draw:z-index="12"><draw:object xlink:href="./Object 21" xlink:type="simple" xlink:show="embed" xlink:actuate="onLoad"/><draw:image xlink:href="./ObjectReplacements/Object 21" xlink:type="simple" xlink:show="embed" xlink:actuate="onLoad"/><svg:desc>formula</svg:desc></draw:frame></text:span><text:span text:style-name="T10">and</text:span><text:span text:style-name="T10"><draw:frame draw:style-name="fr1" draw:name="Object22" text:anchor-type="as-char" svg:y="-0.1484in" svg:width="0.4709in" svg:height="0.2098in" draw:z-index="13"><draw:object xlink:href="./Object 22" xlink:type="simple" xlink:show="embed" xlink:actuate="onLoad"/><draw:image xlink:href="./ObjectReplacements/Object 22" xlink:type="simple" xlink:show="embed" xlink:actuate="onLoad"/><svg:desc>formula</svg:desc></draw:frame></text:span><text:span text:style-name="T13">such that</text:span><text:span text:style-name="T13"><draw:frame draw:style-name="fr1" draw:name="Object14" text:anchor-type="as-char" svg:y="-0.152in" svg:width="1.1047in" svg:height="0.2134in" draw:z-index="41"><draw:object xlink:href="./Object 15" xlink:type="simple" xlink:show="embed" xlink:actuate="onLoad"/><draw:image xlink:href="./ObjectReplacements/Object 15" xlink:type="simple" xlink:show="embed" xlink:actuate="onLoad"/><svg:desc>formula</svg:desc></draw:frame></text:span><text:span text:style-name="T10">.</text:span></text:p>
        </text:list-item>
        <text:list-item>
          <text:p text:style-name="P12"><text:span text:style-name="T6">Precision</text:span><text:span text:style-name="T51"> </text:span><text:span text:style-name="T52">= </text:span><text:span text:style-name="T54">The fraction of predicted taxons that actually do occur in ground truth.</text:span><text:span text:style-name="T53"> <text:s/></text:span><text:span text:style-name="T6"><draw:frame draw:style-name="fr1" draw:name="Object24" text:anchor-type="as-char" svg:y="-0.2728in" svg:width="2.9063in" svg:height="0.4516in" draw:z-index="14"><draw:object xlink:href="./Object 24" xlink:type="simple" xlink:show="embed" xlink:actuate="onLoad"/><draw:image xlink:href="./ObjectReplacements/Object 24" xlink:type="simple" xlink:show="embed" xlink:actuate="onLoad"/><svg:desc>formula</svg:desc></draw:frame></text:span></text:p>
        </text:list-item>
        <text:list-item>
          <text:p text:style-name="P9"><text:span text:style-name="T16">Sensitivity</text:span><text:span text:style-name="T48"> </text:span><text:span text:style-name="T17">= </text:span><text:span text:style-name="T23">T</text:span>he fraction of <text:span text:style-name="T56">taxons in ground truth</text:span> <text:span text:style-name="T56">that could be predicted. </text:span><text:span text:style-name="T16"><draw:frame draw:style-name="fr1" draw:name="Object25" text:anchor-type="as-char" svg:y="-0.2728in" svg:width="2.8528in" svg:height="0.4516in" draw:z-index="46"><draw:object xlink:href="./Object 25" xlink:type="simple" xlink:show="embed" xlink:actuate="onLoad"/><draw:image xlink:href="./ObjectReplacements/Object 25" xlink:type="simple" xlink:show="embed" xlink:actuate="onLoad"/></draw:frame></text:span></text:p>
        </text:list-item>
        <text:list-item>
          <text:p text:style-name="P11"><text:span text:style-name="T6">L1 norm</text:span><text:span text:style-name="T18">: The sum of differences </text:span><text:span text:style-name="T19">between the abundances of R and G. </text:span><text:span text:style-name="T19"><draw:frame draw:style-name="fr1" draw:name="Object26" text:anchor-type="as-char" svg:y="-0.1701in" svg:width="2.0646in" svg:height="0.339in" draw:z-index="15"><draw:object xlink:href="./Object 26" xlink:type="simple" xlink:show="embed" xlink:actuate="onLoad"/><draw:image xlink:href="./ObjectReplacements/Object 26" xlink:type="simple" xlink:show="embed" xlink:actuate="onLoad"/><svg:desc>formula</svg:desc></draw:frame></text:span><text:span text:style-name="T20">, </text:span><text:span text:style-name="T21">where</text:span><text:span text:style-name="T21"><draw:frame draw:style-name="fr1" draw:name="Object27" text:anchor-type="as-char" svg:y="-0.1484in" svg:width="0.4484in" svg:height="0.2098in" draw:z-index="16"><draw:object xlink:href="./Object 27" xlink:type="simple" xlink:show="embed" xlink:actuate="onLoad"/><draw:image xlink:href="./ObjectReplacements/Object 27" xlink:type="simple" xlink:show="embed" xlink:actuate="onLoad"/><svg:desc>formula</svg:desc></draw:frame></text:span><text:span text:style-name="T21">and</text:span><text:span text:style-name="T21"><draw:frame draw:style-name="fr1" draw:name="Object28" text:anchor-type="as-char" svg:y="-0.1484in" svg:width="0.4709in" svg:height="0.2098in" draw:z-index="17"><draw:object xlink:href="./Object 28" xlink:type="simple" xlink:show="embed" xlink:actuate="onLoad"/><draw:image xlink:href="./ObjectReplacements/Object 28" xlink:type="simple" xlink:show="embed" xlink:actuate="onLoad"/><svg:desc>formula</svg:desc></draw:frame></text:span><text:span text:style-name="T22">such that</text:span><text:span text:style-name="T22"><draw:frame draw:style-name="fr1" draw:name="Object39" text:anchor-type="as-char" svg:y="-0.152in" svg:width="1.1047in" svg:height="0.2134in" draw:z-index="43"><draw:object xlink:href="./Object 39" xlink:type="simple" xlink:show="embed" xlink:actuate="onLoad"/><draw:image xlink:href="./ObjectReplacements/Object 39" xlink:type="simple" xlink:show="embed" xlink:actuate="onLoad"/><svg:desc>formula</svg:desc></draw:frame></text:span><text:span text:style-name="T21">.</text:span></text:p>
        </text:list-item>
        <text:list-item>
          <text:p text:style-name="P13"><text:span text:style-name="T6">Unifrac: </text:span><text:span text:style-name="T18">The Unifrac distance operates on two tree structures and thus integrates over all </text:span><text:soft-page-break/><text:span text:style-name="T18">taxonomic levels. For a formal definition see </text:span><text:span text:style-name="T45">Reference XXX</text:span><text:span text:style-name="T18">.</text:span></text:p>
        </text:list-item>
      </text:list>
      <text:h text:style-name="P29" text:outline-level="3"/>
      <text:h text:style-name="P29" text:outline-level="3">Profiling Evaluation Results</text:h>
      <text:p text:style-name="P18">Samples in CAMI also contain plasmids and viroids. In some cases their abundance make up more than 50% of total abundance. Thus, we are using two versions of ground truth profiles, i.e.<draw:frame draw:style-name="fr1" draw:name="Object42" text:anchor-type="as-char" svg:y="-0.1484in" svg:width="0.3146in" svg:height="0.2098in" draw:z-index="44"><draw:object xlink:href="./Object 42" xlink:type="simple" xlink:show="embed" xlink:actuate="onLoad"/><draw:image xlink:href="./ObjectReplacements/Object 42" xlink:type="simple" xlink:show="embed" xlink:actuate="onLoad"/><svg:desc>formula</svg:desc></draw:frame>which accounts for all present sequences despite their origin and<draw:frame draw:style-name="fr1" draw:name="Object47" text:anchor-type="as-char" svg:y="-0.1484in" svg:width="0.4972in" svg:height="0.2098in" draw:z-index="45"><draw:object xlink:href="./Object 47" xlink:type="simple" xlink:show="embed" xlink:actuate="onLoad"/><draw:image xlink:href="./ObjectReplacements/Object 47" xlink:type="simple" xlink:show="embed" xlink:actuate="onLoad"/><svg:desc>formula</svg:desc></draw:frame>where plasmids and viroids have been removed and the remaining abundances have been re-normalized to sum to 1.</text:p>
      <text:p text:style-name="P16">Boxplots</text:p>
      <text:p text:style-name="P19">The PDF “boxplots_all_CAMI.pdf” holds one page for each of the seven metrics. Results are for the “1st CAMI challenge” competition and distances have been computed relative to<draw:frame draw:style-name="fr1" draw:name="Object48" text:anchor-type="as-char" svg:y="-0.1484in" svg:width="0.3146in" svg:height="0.2098in" draw:z-index="47"><draw:object xlink:href="./Object 48" xlink:type="simple" xlink:show="embed" xlink:actuate="onLoad"/><draw:image xlink:href="./ObjectReplacements/Object 48" xlink:type="simple" xlink:show="embed" xlink:actuate="onLoad"/><svg:desc>formula</svg:desc></draw:frame>. The format for “boxplots_filtered_CAMI.pdf” is identical, but<draw:frame draw:style-name="fr1" draw:name="Object49" text:anchor-type="as-char" svg:y="-0.1484in" svg:width="0.4972in" svg:height="0.2098in" draw:z-index="48"><draw:object xlink:href="./Object 49" xlink:type="simple" xlink:show="embed" xlink:actuate="onLoad"/><draw:image xlink:href="./ObjectReplacements/Object 49" xlink:type="simple" xlink:show="embed" xlink:actuate="onLoad"/><svg:desc>formula</svg:desc></draw:frame>has been used. <text:span text:style-name="T57">The PDFs </text:span>“boxplots_all_Toy.pdf” and “boxplots_filtered_Toy.pdf” hold results for the “Toy” competition, compared to<draw:frame draw:style-name="fr1" draw:name="Object50" text:anchor-type="as-char" svg:y="-0.1484in" svg:width="0.3146in" svg:height="0.2098in" draw:z-index="49"><draw:object xlink:href="./Object 50" xlink:type="simple" xlink:show="embed" xlink:actuate="onLoad"/><draw:image xlink:href="./ObjectReplacements/Object 50" xlink:type="simple" xlink:show="embed" xlink:actuate="onLoad"/><svg:desc>formula</svg:desc></draw:frame>and<draw:frame draw:style-name="fr1" draw:name="Object51" text:anchor-type="as-char" svg:y="-0.1484in" svg:width="0.4972in" svg:height="0.2098in" draw:z-index="50"><draw:object xlink:href="./Object 51" xlink:type="simple" xlink:show="embed" xlink:actuate="onLoad"/><draw:image xlink:href="./ObjectReplacements/Object 51" xlink:type="simple" xlink:show="embed" xlink:actuate="onLoad"/><svg:desc>formula</svg:desc></draw:frame>, respectively.</text:p>
      <text:p text:style-name="P20">Plots are arranged in <text:span text:style-name="T61">an two dimensional array</text:span>. The <text:span text:style-name="T59">eight lower </text:span>row<text:span text:style-name="T60">s</text:span> addresses the <text:span text:style-name="T62">taxonomic </text:span>rank<draw:frame draw:style-name="fr1" draw:name="Object52" text:anchor-type="as-char" svg:y="-0.1484in" svg:width="0.1543in" svg:height="0.1846in" draw:z-index="51"><draw:object xlink:href="./Object 52" xlink:type="simple" xlink:show="embed" xlink:actuate="onLoad"/><draw:image xlink:href="./ObjectReplacements/Object 52" xlink:type="simple" xlink:show="embed" xlink:actuate="onLoad"/></draw:frame>, while <text:span text:style-name="T59">the three rightmost</text:span> column<text:span text:style-name="T59">s</text:span> stand for one of the three different datasets <text:span text:style-name="T62">(low, medium and high)</text:span>. <text:span text:style-name="T58">The leftmost column is a combined representation of the data across all three datasets. The uppermost row combines data across all eight ranks and finally the top left plot visualizes results for the combination of all eight ranks and all three datasets. </text:span></text:p>
      <text:p text:style-name="P20"><text:span text:style-name="T58">Looking at a single plot, the y-axis is the value of the metrics. The names of the competing profiling tools are on the lower x-axis. The upper x-axis notes how many data-points, e.g. predicted profiles, have been used for drawing the box of a profiling tool. This number should reflect the number of samples in each dataset. However, some participants have pooled reads of all samples and computed just one profile per dataset. In some cases, profile reconstruction failed due to unknown reasons. If no data-point is available, the box is overlain by a gray rectangle. A “_s” in a tools name indicate that the profile has been computed by a participant, while “_d” is a tool that have been by me (Stefan Janssen). Some tools have been run with different parameter settings, thus they come with different suffixed numbers, e.g. “Adam_s_2”. </text:span></text:p>
      <text:p text:style-name="P21">We want to investigate to what degree the results of the participating profiling tools are better than profiles that stem from random choices. To do so, we need a mechanism to generate those random choice profiles. <text:span text:style-name="T63">We take an input profile</text:span><text:span text:style-name="T63"><draw:frame draw:style-name="fr1" draw:name="Object55" text:anchor-type="as-char" svg:y="-0.1484in" svg:width="0.1583in" svg:height="0.1846in" draw:z-index="54"><draw:object xlink:href="./Object 55" xlink:type="simple" xlink:show="embed" xlink:actuate="onLoad"/><draw:image xlink:href="./ObjectReplacements/Object 55" xlink:type="simple" xlink:show="embed" xlink:actuate="onLoad"/><svg:desc>formula</svg:desc></draw:frame></text:span><text:span text:style-name="T63">(which is either</text:span><text:span text:style-name="T63"><draw:frame draw:style-name="fr1" draw:name="Object53" text:anchor-type="as-char" svg:y="-0.1484in" svg:width="0.3146in" svg:height="0.2098in" draw:z-index="52"><draw:object xlink:href="./Object 53" xlink:type="simple" xlink:show="embed" xlink:actuate="onLoad"/><draw:image xlink:href="./ObjectReplacements/Object 53" xlink:type="simple" xlink:show="embed" xlink:actuate="onLoad"/><svg:desc>formula</svg:desc></draw:frame></text:span><text:span text:style-name="T63">or </text:span><text:span text:style-name="T63"><draw:frame draw:style-name="fr1" draw:name="Object54" text:anchor-type="as-char" svg:y="-0.1484in" svg:width="0.4972in" svg:height="0.2098in" draw:z-index="53"><draw:object xlink:href="./Object 54" xlink:type="simple" xlink:show="embed" xlink:actuate="onLoad"/><draw:image xlink:href="./ObjectReplacements/Object 54" xlink:type="simple" xlink:show="embed" xlink:actuate="onLoad"/><svg:desc>formula</svg:desc></draw:frame></text:span><text:span text:style-name="T63">) and shuffle it in the following three different ways</text:span>:</text:p>
      <text:list xml:id="list6959282365217970368" text:style-name="L2">
        <text:list-item>
          <text:p text:style-name="P22">We randomly draw from the pool of all available <text:span text:style-name="T63">bacterial </text:span>species<draw:frame draw:style-name="fr1" draw:name="Object56" text:anchor-type="as-char" svg:y="-0.152in" svg:width="2.2138in" svg:height="0.2134in" draw:z-index="55"><draw:object xlink:href="./Object 56" xlink:type="simple" xlink:show="embed" xlink:actuate="onLoad"/><draw:image xlink:href="./ObjectReplacements/Object 56" xlink:type="simple" xlink:show="embed" xlink:actuate="onLoad"/><svg:desc>formula</svg:desc></draw:frame><text:span text:style-name="T63">as many species as present in</text:span><text:span text:style-name="T63"><draw:frame draw:style-name="fr1" draw:name="Object57" text:anchor-type="as-char" svg:y="-0.1484in" svg:width="0.1583in" svg:height="0.1846in" draw:z-index="56"><draw:object xlink:href="./Object 57" xlink:type="simple" xlink:show="embed" xlink:actuate="onLoad"/><draw:image xlink:href="./ObjectReplacements/Object 57" xlink:type="simple" xlink:show="embed" xlink:actuate="onLoad"/><svg:desc>formula</svg:desc></draw:frame></text:span><text:span text:style-name="T63">. Abundances for the drawn species are randomly picked from a log-normal distribution with parameters </text:span><text:span text:style-name="T65">μ=1, σ=2. </text:span><text:span text:style-name="T67">(red </text:span><text:span text:style-name="T68">lines</text:span><text:span text:style-name="T67">)</text:span></text:p>
        </text:list-item>
        <text:list-item>
          <text:p text:style-name="P23"><text:span text:style-name="T64">We randomly draw from the pool of “ever predicted” species as many species as present in</text:span><text:span text:style-name="T64"><draw:frame draw:style-name="fr1" draw:name="Object58" text:anchor-type="as-char" svg:y="-0.1484in" svg:width="0.1583in" svg:height="0.1846in" draw:z-index="57"><draw:object xlink:href="./Object 58" xlink:type="simple" xlink:show="embed" xlink:actuate="onLoad"/><draw:image xlink:href="./ObjectReplacements/Object 58" xlink:type="simple" xlink:show="embed" xlink:actuate="onLoad"/><svg:desc>formula</svg:desc></draw:frame></text:span><text:span text:style-name="T64">. Abundances are assigned as in method 1. The pool of “ever predicted” species is populated by iterating over all predicted profiles in the whole CAMI endeavor, i.e. across all competitions, datasets, samples and libraries, and adding a species if it has an abundance </text:span><text:soft-page-break/><text:span text:style-name="T64">larger than zero in one of those profiles. </text:span><text:span text:style-name="T66">Obviously, this method depends on the participating profiling tools and predictions made so far. </text:span><text:span text:style-name="T67">(green </text:span><text:span text:style-name="T68">lines</text:span><text:span text:style-name="T67">)</text:span></text:p>
        </text:list-item>
        <text:list-item>
          <text:p text:style-name="P24"><text:span text:style-name="T64">We only shuffle the abundances of the species in</text:span><text:span text:style-name="T64"><draw:frame draw:style-name="fr1" draw:name="Object59" text:anchor-type="as-char" svg:y="-0.1484in" svg:width="0.1583in" svg:height="0.1846in" draw:z-index="58"><draw:object xlink:href="./Object 59" xlink:type="simple" xlink:show="embed" xlink:actuate="onLoad"/><draw:image xlink:href="./ObjectReplacements/Object 59" xlink:type="simple" xlink:show="embed" xlink:actuate="onLoad"/><svg:desc>formula</svg:desc></draw:frame></text:span><text:span text:style-name="T64">, thus following the exact same abundance distribution as in</text:span><text:span text:style-name="T64"><draw:frame draw:style-name="fr1" draw:name="Object60" text:anchor-type="as-char" svg:y="-0.1484in" svg:width="0.1583in" svg:height="0.1846in" draw:z-index="59"><draw:object xlink:href="./Object 60" xlink:type="simple" xlink:show="embed" xlink:actuate="onLoad"/><draw:image xlink:href="./ObjectReplacements/Object 60" xlink:type="simple" xlink:show="embed" xlink:actuate="onLoad"/><svg:desc>formula</svg:desc></draw:frame></text:span><text:span text:style-name="T64">. The taxa present in the shuffled profile will be the same as in</text:span><text:span text:style-name="T64"><draw:frame draw:style-name="fr1" draw:name="Object61" text:anchor-type="as-char" svg:y="-0.1484in" svg:width="0.1583in" svg:height="0.1846in" draw:z-index="60"><draw:object xlink:href="./Object 61" xlink:type="simple" xlink:show="embed" xlink:actuate="onLoad"/><draw:image xlink:href="./ObjectReplacements/Object 61" xlink:type="simple" xlink:show="embed" xlink:actuate="onLoad"/><svg:desc>formula</svg:desc></draw:frame></text:span><text:span text:style-name="T64">. </text:span><text:span text:style-name="T67">(blue </text:span><text:span text:style-name="T68">lines</text:span><text:span text:style-name="T67">)</text:span></text:p>
        </text:list-item>
      </text:list>
      <text:p text:style-name="P25">In three separate runs, we shuffle the true profile<draw:frame draw:style-name="fr1" draw:name="Object62" text:anchor-type="as-char" svg:y="-0.1484in" svg:width="0.2043in" svg:height="0.1846in" draw:z-index="61"><draw:object xlink:href="./Object 62" xlink:type="simple" xlink:show="embed" xlink:actuate="onLoad"/><draw:image xlink:href="./ObjectReplacements/Object 62" xlink:type="simple" xlink:show="embed" xlink:actuate="onLoad"/><svg:desc>formula</svg:desc></draw:frame>for each sample of CAMI 1,000 times and always determine the distance to the unshuffled profile<draw:frame draw:style-name="fr1" draw:name="Object63" text:anchor-type="as-char" svg:y="-0.1484in" svg:width="0.2043in" svg:height="0.1846in" draw:z-index="62"><draw:object xlink:href="./Object 63" xlink:type="simple" xlink:show="embed" xlink:actuate="onLoad"/><draw:image xlink:href="./ObjectReplacements/Object 63" xlink:type="simple" xlink:show="embed" xlink:actuate="onLoad"/><svg:desc>formula</svg:desc></draw:frame>with the according metrics; either Unifrac or L1norm. <text:span text:style-name="T69">All other metrics depend on the pure number of taxons, which never change due to our definitions of shuffling. Thus, only the plots for Unifrac and L1norm will hold those values in terms of horizontal lines, which indicate the best </text:span>90-percentile <text:span text:style-name="T69">of the distances between the shuffled and un-shuffled profiles.</text:span></text:p>
      <text:p text:style-name="P26">The<draw:frame draw:style-name="fr1" draw:name="Object64" text:anchor-type="as-char" svg:y="-0.1484in" svg:width="0.322in" svg:height="0.2098in" draw:z-index="63"><draw:object xlink:href="./Object 64" xlink:type="simple" xlink:show="embed" xlink:actuate="onLoad"/><draw:image xlink:href="./ObjectReplacements/Object 64" xlink:type="simple" xlink:show="embed" xlink:actuate="onLoad"/><svg:desc>formula</svg:desc></draw:frame>plots have green lines or rectangles. They indicate the number of positive taxa, which we know, since we know<draw:frame draw:style-name="fr1" draw:name="Object65" text:anchor-type="as-char" svg:y="-0.1484in" svg:width="0.2043in" svg:height="0.1846in" draw:z-index="64"><draw:object xlink:href="./Object 65" xlink:type="simple" xlink:show="embed" xlink:actuate="onLoad"/><draw:image xlink:href="./ObjectReplacements/Object 65" xlink:type="simple" xlink:show="embed" xlink:actuate="onLoad"/><svg:desc>formula</svg:desc></draw:frame>. It is a line, if there is only one data point and and a rectangle for several data-points. It indicates the interval of positive taxa across all data-points.</text:p>
      <text:p text:style-name="P17">Heatmaps</text:p>
      <text:p text:style-name="P27">The Unifrac metrics expresses the differences between two profiles with just one number. We can use this metrics to evaluate not only the distance between the predicted and the ground truth profiles, but also to evaluate the distance between two predicted profiles. Thus, we compare the behavior of the profiling tool across the different datasets and might find common trends, regardless of the quality of the tools. The PDF “pairwise_distances.pdf” <text:span text:style-name="T70">holds seven heatmaps visualizing these data. The first page uses all available data-points, i.e. across both competitions, all three datasets, all samples and all libraries. To be precise, only distances are measured between two profiles that fall into the same competition, into the same dataset and the same sample. If, in the case of the medium dataset, one sample has several libraries, profiles are compared among libraries. In principle, inferred profiles from different libraries should be identical since they stem from the same sample. In practice they are not, as can be seen from non zero entries on the main diagonal. The following six plots show the same kind of representation, but for subsets of these data, i.e. separated by competition and dataset.</text:span></text:p>
      <text:p text:style-name="P28">The heatmap is symmetric along the diagonal from the top left corner to the bottom right one. The two last columns (and rows) do not show the distance between two profiling tools, but to the two versions of the ground truth. Each cell holds two values. The upper one is the averaged Unifrac distance. The lower one is the number of data-points used to compute the averaged Unifrac value. If no data-point is available, the cell is colored 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Janssen</meta:initial-creator>
    <meta:creation-date>2016-03-27T19:20:44.295783938</meta:creation-date>
    <dc:date>2016-04-06T16:21:18.052792382</dc:date>
    <dc:creator>Stefan Janssen</dc:creator>
    <meta:editing-duration>P1DT4H23M55S</meta:editing-duration>
    <meta:editing-cycles>62</meta:editing-cycles>
    <meta:generator>LibreOffice/4.2.8.2$Linux_X86_64 LibreOffice_project/420m0$Build-2</meta:generator>
    <meta:document-statistic meta:table-count="1" meta:image-count="0" meta:object-count="65" meta:page-count="4" meta:paragraph-count="176" meta:word-count="1872" meta:character-count="11630" meta:non-whitespace-character-count="9932"/>
  </office:meta>
</office:document-meta>
</file>

<file path=Object 1/content.xml><?xml version="1.0" encoding="utf-8"?>
<math xmlns="http://www.w3.org/1998/Math/MathML" display="block">
  <semantics>
    <msub>
      <mi>x</mi>
      <mi mathvariant="italic">bacteria</mi>
    </msub>
    <annotation encoding="StarMath 5.0">x_bacteria</annotation>
  </semantics>
</math>
</file>

<file path=Object 10/content.xml><?xml version="1.0" encoding="utf-8"?>
<math xmlns="http://www.w3.org/1998/Math/MathML" display="block">
  <semantics>
    <mrow>
      <mi>r</mi>
      <mrow>
        <mrow>
          <mo fence="true" stretchy="false">(</mo>
          <mrow>
            <msub>
              <mi>x</mi>
              <mi>i</mi>
            </msub>
          </mrow>
          <mo fence="true" stretchy="false">)</mo>
        </mrow>
        <mo stretchy="false">=</mo>
        <mi>r</mi>
      </mrow>
      <mrow>
        <mrow>
          <mo fence="true" stretchy="false">(</mo>
          <mrow>
            <msub>
              <mi>y</mi>
              <mi>i</mi>
            </msub>
          </mrow>
          <mo fence="true" stretchy="false">)</mo>
        </mrow>
        <mo stretchy="false">=</mo>
        <mi>r</mi>
      </mrow>
    </mrow>
    <annotation encoding="StarMath 5.0">r( x_i )=r( y_i) =r</annotation>
  </semantics>
</math>
</file>

<file path=Object 11/content.xml><?xml version="1.0" encoding="utf-8"?>
<math xmlns="http://www.w3.org/1998/Math/MathML" display="block">
  <semantics>
    <mrow>
      <msub>
        <mi>x</mi>
        <mi>i</mi>
      </msub>
      <mo stretchy="false">∈</mo>
      <mi>R</mi>
    </mrow>
    <annotation encoding="StarMath 5.0">x_i in R </annotation>
  </semantics>
</math>
</file>

<file path=Object 12/content.xml><?xml version="1.0" encoding="utf-8"?>
<math xmlns="http://www.w3.org/1998/Math/MathML" display="block">
  <semantics>
    <mrow>
      <msub>
        <mi mathvariant="italic">TP</mi>
        <mi>r</mi>
      </msub>
      <mrow>
        <mrow>
          <mo fence="true" stretchy="false">(</mo>
          <mrow>
            <mrow>
              <mi>R</mi>
              <mi>,</mi>
              <mi>G</mi>
            </mrow>
          </mrow>
          <mo fence="true" stretchy="false">)</mo>
        </mrow>
        <mo stretchy="false">=</mo>
        <mrow>
          <munder>
            <mo stretchy="false">∑</mo>
            <mi>i</mi>
          </munder>
          <mrow>
            <mo fence="true" stretchy="true">{</mo>
            <mrow>
              <mtable>
                <mtr>
                  <mtd>
                    <mn>1</mn>
                  </mtd>
                  <mtd>
                    <mrow>
                      <mi>a</mi>
                      <mrow>
                        <mrow>
                          <mo fence="true" stretchy="false">(</mo>
                          <mrow>
                            <msub>
                              <mi>x</mi>
                              <mi>i</mi>
                            </msub>
                          </mrow>
                          <mo fence="true" stretchy="false">)</mo>
                        </mrow>
                        <mo stretchy="false">&gt;</mo>
                        <mrow>
                          <mn>0</mn>
                          <mo stretchy="false">∧</mo>
                          <mi>a</mi>
                        </mrow>
                      </mrow>
                      <mrow>
                        <mrow>
                          <mo fence="true" stretchy="false">(</mo>
                          <mrow>
                            <msub>
                              <mi>y</mi>
                              <mi>i</mi>
                            </msub>
                          </mrow>
                          <mo fence="true" stretchy="false">)</mo>
                        </mrow>
                        <mo stretchy="false">&gt;</mo>
                        <mn>0</mn>
                      </mrow>
                    </mrow>
                  </mtd>
                </mtr>
                <mtr>
                  <mtd>
                    <mn>0</mn>
                  </mtd>
                  <mtd>
                    <mi mathvariant="italic">otherwise</mi>
                  </mtd>
                </mtr>
              </mtable>
            </mrow>
            <mo fence="true" stretchy="true">}</mo>
          </mrow>
        </mrow>
      </mrow>
    </mrow>
    <annotation encoding="StarMath 5.0">TP_r(R,G) = sum from{i} left lbrace matrix{1 # a(x_i)&gt;0 and a(y_i)&gt;0 ## 0 # otherwise}   right rbrace  </annotation>
  </semantics>
</math>
</file>

<file path=Object 13/content.xml><?xml version="1.0" encoding="utf-8"?>
<math xmlns="http://www.w3.org/1998/Math/MathML" display="block">
  <semantics>
    <mrow>
      <msub>
        <mi>y</mi>
        <mi>i</mi>
      </msub>
      <mo stretchy="false">∈</mo>
      <mi>G</mi>
    </mrow>
    <annotation encoding="StarMath 5.0">y_i in G</annotation>
  </semantics>
</math>
</file>

<file path=Object 14/content.xml><?xml version="1.0" encoding="utf-8"?>
<math xmlns="http://www.w3.org/1998/Math/MathML" display="block">
  <semantics>
    <mrow>
      <mi>r</mi>
      <mrow>
        <mrow>
          <mo fence="true" stretchy="false">(</mo>
          <mrow>
            <msub>
              <mi>x</mi>
              <mi>i</mi>
            </msub>
          </mrow>
          <mo fence="true" stretchy="false">)</mo>
        </mrow>
        <mo stretchy="false">=</mo>
        <mi>r</mi>
      </mrow>
      <mrow>
        <mrow>
          <mo fence="true" stretchy="false">(</mo>
          <mrow>
            <msub>
              <mi>y</mi>
              <mi>i</mi>
            </msub>
          </mrow>
          <mo fence="true" stretchy="false">)</mo>
        </mrow>
        <mo stretchy="false">=</mo>
        <mi>r</mi>
      </mrow>
    </mrow>
    <annotation encoding="StarMath 5.0">r( x_i )=r( y_i) =r</annotation>
  </semantics>
</math>
</file>

<file path=Object 15/content.xml><?xml version="1.0" encoding="utf-8"?>
<math xmlns="http://www.w3.org/1998/Math/MathML" display="block">
  <semantics>
    <mrow>
      <mi>r</mi>
      <mrow>
        <mrow>
          <mo fence="true" stretchy="false">(</mo>
          <mrow>
            <msub>
              <mi>x</mi>
              <mi>i</mi>
            </msub>
          </mrow>
          <mo fence="true" stretchy="false">)</mo>
        </mrow>
        <mo stretchy="false">=</mo>
        <mi>r</mi>
      </mrow>
      <mrow>
        <mrow>
          <mo fence="true" stretchy="false">(</mo>
          <mrow>
            <msub>
              <mi>y</mi>
              <mi>i</mi>
            </msub>
          </mrow>
          <mo fence="true" stretchy="false">)</mo>
        </mrow>
        <mo stretchy="false">=</mo>
        <mi>r</mi>
      </mrow>
    </mrow>
    <annotation encoding="StarMath 5.0">r( x_i )=r( y_i) =r</annotation>
  </semantics>
</math>
</file>

<file path=Object 16/content.xml><?xml version="1.0" encoding="utf-8"?>
<math xmlns="http://www.w3.org/1998/Math/MathML" display="block">
  <semantics>
    <mrow>
      <msub>
        <mi mathvariant="italic">FP</mi>
        <mi>r</mi>
      </msub>
      <mrow>
        <mrow>
          <mo fence="true" stretchy="false">(</mo>
          <mrow>
            <mrow>
              <mi>R</mi>
              <mi>,</mi>
              <mi>G</mi>
            </mrow>
          </mrow>
          <mo fence="true" stretchy="false">)</mo>
        </mrow>
        <mo stretchy="false">=</mo>
        <mrow>
          <munder>
            <mo stretchy="false">∑</mo>
            <mi>i</mi>
          </munder>
          <mrow>
            <mo fence="true" stretchy="true">{</mo>
            <mrow>
              <mtable>
                <mtr>
                  <mtd>
                    <mn>1</mn>
                  </mtd>
                  <mtd>
                    <mrow>
                      <mi>a</mi>
                      <mrow>
                        <mrow>
                          <mo fence="true" stretchy="false">(</mo>
                          <mrow>
                            <msub>
                              <mi>x</mi>
                              <mi>i</mi>
                            </msub>
                          </mrow>
                          <mo fence="true" stretchy="false">)</mo>
                        </mrow>
                        <mo stretchy="false">&gt;</mo>
                        <mrow>
                          <mn>0</mn>
                          <mo stretchy="false">∧</mo>
                          <mi>a</mi>
                        </mrow>
                      </mrow>
                      <mrow>
                        <mrow>
                          <mo fence="true" stretchy="false">(</mo>
                          <mrow>
                            <msub>
                              <mi>y</mi>
                              <mi>i</mi>
                            </msub>
                          </mrow>
                          <mo fence="true" stretchy="false">)</mo>
                        </mrow>
                        <mo stretchy="false">=</mo>
                        <mn>0</mn>
                      </mrow>
                    </mrow>
                  </mtd>
                </mtr>
                <mtr>
                  <mtd>
                    <mn>0</mn>
                  </mtd>
                  <mtd>
                    <mi mathvariant="italic">otherwise</mi>
                  </mtd>
                </mtr>
              </mtable>
            </mrow>
            <mo fence="true" stretchy="true">}</mo>
          </mrow>
        </mrow>
      </mrow>
    </mrow>
    <annotation encoding="StarMath 5.0">FP_r(R,G) = sum from{i} left lbrace matrix{1 # a(x_i)&gt;0 and a(y_i)=0 ## 0 # otherwise}   right rbrace  </annotation>
  </semantics>
</math>
</file>

<file path=Object 17/content.xml><?xml version="1.0" encoding="utf-8"?>
<math xmlns="http://www.w3.org/1998/Math/MathML" display="block">
  <semantics>
    <mrow>
      <msub>
        <mi>x</mi>
        <mi>i</mi>
      </msub>
      <mo stretchy="false">∈</mo>
      <mi>R</mi>
    </mrow>
    <annotation encoding="StarMath 5.0">x_i in R </annotation>
  </semantics>
</math>
</file>

<file path=Object 18/content.xml><?xml version="1.0" encoding="utf-8"?>
<math xmlns="http://www.w3.org/1998/Math/MathML" display="block">
  <semantics>
    <mrow>
      <msub>
        <mi>y</mi>
        <mi>i</mi>
      </msub>
      <mo stretchy="false">∈</mo>
      <mi>G</mi>
    </mrow>
    <annotation encoding="StarMath 5.0">y_i in G</annotation>
  </semantics>
</math>
</file>

<file path=Object 19/content.xml><?xml version="1.0" encoding="utf-8"?>
<math xmlns="http://www.w3.org/1998/Math/MathML" display="block">
  <semantics>
    <mrow>
      <mi>a</mi>
      <mrow>
        <mo fence="true" stretchy="false">(</mo>
        <mrow>
          <msub>
            <mi>x</mi>
            <mi mathvariant="italic">root</mi>
          </msub>
        </mrow>
        <mo fence="true" stretchy="false">)</mo>
      </mrow>
    </mrow>
    <annotation encoding="StarMath 5.0">a( x_root )</annotation>
  </semantics>
</math>
</file>

<file path=Object 2/content.xml><?xml version="1.0" encoding="utf-8"?>
<math xmlns="http://www.w3.org/1998/Math/MathML" display="block">
  <semantics>
    <mi>x</mi>
    <annotation encoding="StarMath 5.0">x</annotation>
  </semantics>
</math>
</file>

<file path=Object 20/content.xml><?xml version="1.0" encoding="utf-8"?>
<math xmlns="http://www.w3.org/1998/Math/MathML" display="block">
  <semantics>
    <mrow>
      <msub>
        <mi mathvariant="italic">FN</mi>
        <mi>r</mi>
      </msub>
      <mrow>
        <mrow>
          <mo fence="true" stretchy="false">(</mo>
          <mrow>
            <mrow>
              <mi>R</mi>
              <mi>,</mi>
              <mi>G</mi>
            </mrow>
          </mrow>
          <mo fence="true" stretchy="false">)</mo>
        </mrow>
        <mo stretchy="false">=</mo>
        <mrow>
          <munder>
            <mo stretchy="false">∑</mo>
            <mi>i</mi>
          </munder>
          <mrow>
            <mo fence="true" stretchy="true">{</mo>
            <mrow>
              <mtable>
                <mtr>
                  <mtd>
                    <mn>1</mn>
                  </mtd>
                  <mtd>
                    <mrow>
                      <mi>a</mi>
                      <mrow>
                        <mrow>
                          <mo fence="true" stretchy="false">(</mo>
                          <mrow>
                            <msub>
                              <mi>x</mi>
                              <mi>i</mi>
                            </msub>
                          </mrow>
                          <mo fence="true" stretchy="false">)</mo>
                        </mrow>
                        <mo stretchy="false">=</mo>
                        <mrow>
                          <mn>0</mn>
                          <mo stretchy="false">∧</mo>
                          <mi>a</mi>
                        </mrow>
                      </mrow>
                      <mrow>
                        <mrow>
                          <mo fence="true" stretchy="false">(</mo>
                          <mrow>
                            <msub>
                              <mi>y</mi>
                              <mi>i</mi>
                            </msub>
                          </mrow>
                          <mo fence="true" stretchy="false">)</mo>
                        </mrow>
                        <mo stretchy="false">&gt;</mo>
                        <mn>0</mn>
                      </mrow>
                    </mrow>
                  </mtd>
                </mtr>
                <mtr>
                  <mtd>
                    <mn>0</mn>
                  </mtd>
                  <mtd>
                    <mi mathvariant="italic">otherwise</mi>
                  </mtd>
                </mtr>
              </mtable>
            </mrow>
            <mo fence="true" stretchy="true">}</mo>
          </mrow>
        </mrow>
      </mrow>
    </mrow>
    <annotation encoding="StarMath 5.0">FN_r(R,G) = sum from{i} left lbrace matrix{1 # a(x_i)=0 and a(y_i)&gt;0 ## 0 # otherwise}   right rbrace  </annotation>
  </semantics>
</math>
</file>

<file path=Object 21/content.xml><?xml version="1.0" encoding="utf-8"?>
<math xmlns="http://www.w3.org/1998/Math/MathML" display="block">
  <semantics>
    <mrow>
      <msub>
        <mi>x</mi>
        <mi>i</mi>
      </msub>
      <mo stretchy="false">∈</mo>
      <mi>R</mi>
    </mrow>
    <annotation encoding="StarMath 5.0">x_i in R </annotation>
  </semantics>
</math>
</file>

<file path=Object 22/content.xml><?xml version="1.0" encoding="utf-8"?>
<math xmlns="http://www.w3.org/1998/Math/MathML" display="block">
  <semantics>
    <mrow>
      <msub>
        <mi>y</mi>
        <mi>i</mi>
      </msub>
      <mo stretchy="false">∈</mo>
      <mi>G</mi>
    </mrow>
    <annotation encoding="StarMath 5.0">y_i in G</annotation>
  </semantics>
</math>
</file>

<file path=Object 23/content.xml><?xml version="1.0" encoding="utf-8"?>
<math xmlns="http://www.w3.org/1998/Math/MathML" display="block">
  <semantics>
    <mrow>
      <mi>r</mi>
      <mrow>
        <mo fence="true" stretchy="false">(</mo>
        <mrow>
          <msub>
            <mi>x</mi>
            <mi>i</mi>
          </msub>
        </mrow>
        <mo fence="true" stretchy="false">)</mo>
      </mrow>
    </mrow>
    <annotation encoding="StarMath 5.0">r( x_i)</annotation>
  </semantics>
</math>
</file>

<file path=Object 24/content.xml><?xml version="1.0" encoding="utf-8"?>
<math xmlns="http://www.w3.org/1998/Math/MathML" display="block">
  <semantics>
    <mrow>
      <msub>
        <mi mathvariant="italic">precision</mi>
        <mi>r</mi>
      </msub>
      <mrow>
        <mrow>
          <mo fence="true" stretchy="false">(</mo>
          <mrow>
            <mrow>
              <mi>G</mi>
              <mi>,</mi>
              <mi>R</mi>
            </mrow>
          </mrow>
          <mo fence="true" stretchy="false">)</mo>
        </mrow>
        <mo stretchy="false">=</mo>
        <mfrac>
          <mrow>
            <msub>
              <mi mathvariant="italic">TP</mi>
              <mi>r</mi>
            </msub>
            <mrow>
              <mo fence="true" stretchy="false">(</mo>
              <mrow>
                <mrow>
                  <mi>G</mi>
                  <mi>,</mi>
                  <mi>R</mi>
                </mrow>
              </mrow>
              <mo fence="true" stretchy="false">)</mo>
            </mrow>
          </mrow>
          <mrow>
            <msub>
              <mi mathvariant="italic">TP</mi>
              <mi>r</mi>
            </msub>
            <mrow>
              <mrow>
                <mo fence="true" stretchy="false">(</mo>
                <mrow>
                  <mrow>
                    <mi>G</mi>
                    <mi>,</mi>
                    <mi>R</mi>
                  </mrow>
                </mrow>
                <mo fence="true" stretchy="false">)</mo>
              </mrow>
              <mo stretchy="false">+</mo>
              <msub>
                <mi mathvariant="italic">FP</mi>
                <mi>r</mi>
              </msub>
            </mrow>
            <mrow>
              <mo fence="true" stretchy="false">(</mo>
              <mrow>
                <mrow>
                  <mi>G</mi>
                  <mi>,</mi>
                  <mi>R</mi>
                </mrow>
              </mrow>
              <mo fence="true" stretchy="false">)</mo>
            </mrow>
          </mrow>
        </mfrac>
      </mrow>
    </mrow>
    <annotation encoding="StarMath 5.0">precision_r (G,R) = {TP_r(G,R)} over { TP_r(G,R)+FP_r(G,R)}</annotation>
  </semantics>
</math>
</file>

<file path=Object 25/content.xml><?xml version="1.0" encoding="utf-8"?>
<math xmlns="http://www.w3.org/1998/Math/MathML" display="block">
  <semantics>
    <mrow>
      <msub>
        <mi mathvariant="italic">sensitivity</mi>
        <mi>r</mi>
      </msub>
      <mrow>
        <mo fence="true" stretchy="false">(</mo>
        <mrow>
          <mrow>
            <mi>G</mi>
            <mi>,</mi>
            <mi>R</mi>
          </mrow>
        </mrow>
        <mo fence="true" stretchy="false">)</mo>
      </mrow>
      <mfrac>
        <mrow>
          <msub>
            <mi mathvariant="italic">TP</mi>
            <mi>r</mi>
          </msub>
          <mrow>
            <mo fence="true" stretchy="false">(</mo>
            <mrow>
              <mrow>
                <mi>G</mi>
                <mi>,</mi>
                <mi>R</mi>
              </mrow>
            </mrow>
            <mo fence="true" stretchy="false">)</mo>
          </mrow>
        </mrow>
        <mrow>
          <msub>
            <mi mathvariant="italic">TP</mi>
            <mi>r</mi>
          </msub>
          <mrow>
            <mrow>
              <mo fence="true" stretchy="false">(</mo>
              <mrow>
                <mrow>
                  <mi>G</mi>
                  <mi>,</mi>
                  <mi>R</mi>
                </mrow>
              </mrow>
              <mo fence="true" stretchy="false">)</mo>
            </mrow>
            <mo stretchy="false">+</mo>
            <msub>
              <mi mathvariant="italic">FN</mi>
              <mi>r</mi>
            </msub>
          </mrow>
          <mrow>
            <mo fence="true" stretchy="false">(</mo>
            <mrow>
              <mrow>
                <mi>G</mi>
                <mi>,</mi>
                <mi>R</mi>
              </mrow>
            </mrow>
            <mo fence="true" stretchy="false">)</mo>
          </mrow>
        </mrow>
      </mfrac>
    </mrow>
    <annotation encoding="StarMath 5.0">sensitivity_r(G,R){TP_r(G,R)} over { TP_r(G,R)+FN_r(G,R)}</annotation>
  </semantics>
</math>
</file>

<file path=Object 26/content.xml><?xml version="1.0" encoding="utf-8"?>
<math xmlns="http://www.w3.org/1998/Math/MathML" display="block">
  <semantics>
    <mrow>
      <mi>L</mi>
      <msub>
        <mn>1</mn>
        <mi>r</mi>
      </msub>
      <mrow>
        <mrow>
          <mo fence="true" stretchy="false">(</mo>
          <mrow>
            <mrow>
              <mi>G</mi>
              <mi>,</mi>
              <mi>R</mi>
            </mrow>
          </mrow>
          <mo fence="true" stretchy="false">)</mo>
        </mrow>
        <mo stretchy="false">=</mo>
        <mrow>
          <munder>
            <mo stretchy="false">∑</mo>
            <mi>i</mi>
          </munder>
          <mrow>
            <mo fence="true" stretchy="false">|</mo>
            <mrow>
              <mrow>
                <mi>a</mi>
                <mrow>
                  <mrow>
                    <mo fence="true" stretchy="false">(</mo>
                    <mrow>
                      <msub>
                        <mi>x</mi>
                        <mi>i</mi>
                      </msub>
                    </mrow>
                    <mo fence="true" stretchy="false">)</mo>
                  </mrow>
                  <mo stretchy="false">−</mo>
                  <mi>a</mi>
                </mrow>
                <mrow>
                  <mo fence="true" stretchy="false">(</mo>
                  <mrow>
                    <msub>
                      <mi>y</mi>
                      <mi>i</mi>
                    </msub>
                  </mrow>
                  <mo fence="true" stretchy="false">)</mo>
                </mrow>
              </mrow>
            </mrow>
            <mo fence="true" stretchy="false">|</mo>
          </mrow>
        </mrow>
      </mrow>
    </mrow>
    <annotation encoding="StarMath 5.0">L1_r(G,R) = sum from{i} lline a(x_i)-a(y_i) rline </annotation>
  </semantics>
</math>
</file>

<file path=Object 27/content.xml><?xml version="1.0" encoding="utf-8"?>
<math xmlns="http://www.w3.org/1998/Math/MathML" display="block">
  <semantics>
    <mrow>
      <msub>
        <mi>x</mi>
        <mi>i</mi>
      </msub>
      <mo stretchy="false">∈</mo>
      <mi>R</mi>
    </mrow>
    <annotation encoding="StarMath 5.0">x_i in R </annotation>
  </semantics>
</math>
</file>

<file path=Object 28/content.xml><?xml version="1.0" encoding="utf-8"?>
<math xmlns="http://www.w3.org/1998/Math/MathML" display="block">
  <semantics>
    <mrow>
      <msub>
        <mi>y</mi>
        <mi>i</mi>
      </msub>
      <mo stretchy="false">∈</mo>
      <mi>G</mi>
    </mrow>
    <annotation encoding="StarMath 5.0">y_i in G</annotation>
  </semantics>
</math>
</file>

<file path=Object 29/content.xml><?xml version="1.0" encoding="utf-8"?>
<math xmlns="http://www.w3.org/1998/Math/MathML" display="block">
  <semantics>
    <msub>
      <mi>r</mi>
      <mi mathvariant="italic">superkingdom</mi>
    </msub>
    <annotation encoding="StarMath 5.0">r_superkingdom</annotation>
  </semantics>
</math>
</file>

<file path=Object 3/content.xml><?xml version="1.0" encoding="utf-8"?>
<math xmlns="http://www.w3.org/1998/Math/MathML" display="block">
  <semantics>
    <mi>T</mi>
    <annotation encoding="StarMath 5.0">T</annotation>
  </semantics>
</math>
</file>

<file path=Object 30/content.xml><?xml version="1.0" encoding="utf-8"?>
<math xmlns="http://www.w3.org/1998/Math/MathML" display="block">
  <semantics>
    <msub>
      <mi>r</mi>
      <mi mathvariant="italic">phylum</mi>
    </msub>
    <annotation encoding="StarMath 5.0">r_phylum</annotation>
  </semantics>
</math>
</file>

<file path=Object 31/content.xml><?xml version="1.0" encoding="utf-8"?>
<math xmlns="http://www.w3.org/1998/Math/MathML" display="block">
  <semantics>
    <msub>
      <mi>r</mi>
      <mi mathvariant="italic">class</mi>
    </msub>
    <annotation encoding="StarMath 5.0">r_class</annotation>
  </semantics>
</math>
</file>

<file path=Object 32/content.xml><?xml version="1.0" encoding="utf-8"?>
<math xmlns="http://www.w3.org/1998/Math/MathML" display="block">
  <semantics>
    <msub>
      <mi>r</mi>
      <mi mathvariant="italic">family</mi>
    </msub>
    <annotation encoding="StarMath 5.0">r_family</annotation>
  </semantics>
</math>
</file>

<file path=Object 33/content.xml><?xml version="1.0" encoding="utf-8"?>
<math xmlns="http://www.w3.org/1998/Math/MathML" display="block">
  <semantics>
    <msub>
      <mi>r</mi>
      <mi mathvariant="italic">genus</mi>
    </msub>
    <annotation encoding="StarMath 5.0">r_genus</annotation>
  </semantics>
</math>
</file>

<file path=Object 34/content.xml><?xml version="1.0" encoding="utf-8"?>
<math xmlns="http://www.w3.org/1998/Math/MathML" display="block">
  <semantics>
    <msub>
      <mi>r</mi>
      <mi mathvariant="italic">species</mi>
    </msub>
    <annotation encoding="StarMath 5.0">r_species</annotation>
  </semantics>
</math>
</file>

<file path=Object 35/content.xml><?xml version="1.0" encoding="utf-8"?>
<math xmlns="http://www.w3.org/1998/Math/MathML" display="block">
  <semantics>
    <msub>
      <mi>r</mi>
      <mi mathvariant="italic">strain</mi>
    </msub>
    <annotation encoding="StarMath 5.0">r_strain</annotation>
  </semantics>
</math>
</file>

<file path=Object 36/content.xml><?xml version="1.0" encoding="utf-8"?>
<math xmlns="http://www.w3.org/1998/Math/MathML" display="block">
  <semantics>
    <mrow>
      <mi>a</mi>
      <mrow>
        <mo fence="true" stretchy="false">(</mo>
        <mrow>
          <msub>
            <mi>x</mi>
            <mi>i</mi>
          </msub>
        </mrow>
        <mo fence="true" stretchy="false">)</mo>
      </mrow>
    </mrow>
    <annotation encoding="StarMath 5.0">a( x_i )</annotation>
  </semantics>
</math>
</file>

<file path=Object 37/content.xml><?xml version="1.0" encoding="utf-8"?>
<math xmlns="http://www.w3.org/1998/Math/MathML" display="block">
  <semantics>
    <msub>
      <mi>x</mi>
      <mi>i</mi>
    </msub>
    <annotation encoding="StarMath 5.0">x_i</annotation>
  </semantics>
</math>
</file>

<file path=Object 38/content.xml><?xml version="1.0" encoding="utf-8"?>
<math xmlns="http://www.w3.org/1998/Math/MathML" display="block">
  <semantics>
    <msub>
      <mi>r</mi>
      <mi mathvariant="italic">superkingdom</mi>
    </msub>
    <annotation encoding="StarMath 5.0">r_superkingdom</annotation>
  </semantics>
</math>
</file>

<file path=Object 39/content.xml><?xml version="1.0" encoding="utf-8"?>
<math xmlns="http://www.w3.org/1998/Math/MathML" display="block">
  <semantics>
    <mrow>
      <mi>r</mi>
      <mrow>
        <mrow>
          <mo fence="true" stretchy="false">(</mo>
          <mrow>
            <msub>
              <mi>x</mi>
              <mi>i</mi>
            </msub>
          </mrow>
          <mo fence="true" stretchy="false">)</mo>
        </mrow>
        <mo stretchy="false">=</mo>
        <mi>r</mi>
      </mrow>
      <mrow>
        <mrow>
          <mo fence="true" stretchy="false">(</mo>
          <mrow>
            <msub>
              <mi>y</mi>
              <mi>i</mi>
            </msub>
          </mrow>
          <mo fence="true" stretchy="false">)</mo>
        </mrow>
        <mo stretchy="false">=</mo>
        <mi>r</mi>
      </mrow>
    </mrow>
    <annotation encoding="StarMath 5.0">r( x_i )=r( y_i) =r</annotation>
  </semantics>
</math>
</file>

<file path=Object 4/content.xml><?xml version="1.0" encoding="utf-8"?>
<math xmlns="http://www.w3.org/1998/Math/MathML" display="block">
  <semantics>
    <msub>
      <mi>x</mi>
      <mi mathvariant="italic">root</mi>
    </msub>
    <annotation encoding="StarMath 5.0">x_root</annotation>
  </semantics>
</math>
</file>

<file path=Object 40/content.xml><?xml version="1.0" encoding="utf-8"?>
<math xmlns="http://www.w3.org/1998/Math/MathML" display="block">
  <semantics>
    <msub>
      <mi>x</mi>
      <mi mathvariant="italic">archaea</mi>
    </msub>
    <annotation encoding="StarMath 5.0">x_archaea</annotation>
  </semantics>
</math>
</file>

<file path=Object 41/content.xml><?xml version="1.0" encoding="utf-8"?>
<math xmlns="http://www.w3.org/1998/Math/MathML" display="block">
  <semantics>
    <msub>
      <mi>x</mi>
      <mi mathvariant="italic">eukaryota</mi>
    </msub>
    <annotation encoding="StarMath 5.0">x_eukaryota</annotation>
  </semantics>
</math>
</file>

<file path=Object 42/content.xml><?xml version="1.0" encoding="utf-8"?>
<math xmlns="http://www.w3.org/1998/Math/MathML" display="block">
  <semantics>
    <msub>
      <mi>G</mi>
      <mi mathvariant="italic">all</mi>
    </msub>
    <annotation encoding="StarMath 5.0">G_all</annotation>
  </semantics>
</math>
</file>

<file path=Object 43/content.xml><?xml version="1.0" encoding="utf-8"?>
<math xmlns="http://www.w3.org/1998/Math/MathML" display="block">
  <semantics>
    <mi>T</mi>
    <annotation encoding="StarMath 5.0">T</annotation>
  </semantics>
</math>
</file>

<file path=Object 44/content.xml><?xml version="1.0" encoding="utf-8"?>
<math xmlns="http://www.w3.org/1998/Math/MathML" display="block">
  <semantics>
    <mrow>
      <mi>a</mi>
      <mrow>
        <mo fence="true" stretchy="false">(</mo>
        <mrow>
          <msub>
            <mi>x</mi>
            <mi>j</mi>
          </msub>
        </mrow>
        <mo fence="true" stretchy="false">)</mo>
      </mrow>
    </mrow>
    <annotation encoding="StarMath 5.0">a(x_j)</annotation>
  </semantics>
</math>
</file>

<file path=Object 45/content.xml><?xml version="1.0" encoding="utf-8"?>
<math xmlns="http://www.w3.org/1998/Math/MathML" display="block">
  <semantics>
    <msub>
      <mi>x</mi>
      <mi>j</mi>
    </msub>
    <annotation encoding="StarMath 5.0">x_j</annotation>
  </semantics>
</math>
</file>

<file path=Object 46/content.xml><?xml version="1.0" encoding="utf-8"?>
<math xmlns="http://www.w3.org/1998/Math/MathML" display="block">
  <semantics>
    <mi>T</mi>
    <annotation encoding="StarMath 5.0">T</annotation>
  </semantics>
</math>
</file>

<file path=Object 47/content.xml><?xml version="1.0" encoding="utf-8"?>
<math xmlns="http://www.w3.org/1998/Math/MathML" display="block">
  <semantics>
    <msub>
      <mi>G</mi>
      <mi mathvariant="italic">filtered</mi>
    </msub>
    <annotation encoding="StarMath 5.0">G_filtered</annotation>
  </semantics>
</math>
</file>

<file path=Object 48/content.xml><?xml version="1.0" encoding="utf-8"?>
<math xmlns="http://www.w3.org/1998/Math/MathML" display="block">
  <semantics>
    <msub>
      <mi>G</mi>
      <mi mathvariant="italic">all</mi>
    </msub>
    <annotation encoding="StarMath 5.0">G_all</annotation>
  </semantics>
</math>
</file>

<file path=Object 49/content.xml><?xml version="1.0" encoding="utf-8"?>
<math xmlns="http://www.w3.org/1998/Math/MathML" display="block">
  <semantics>
    <msub>
      <mi>G</mi>
      <mi mathvariant="italic">filtered</mi>
    </msub>
    <annotation encoding="StarMath 5.0">G_filtered</annotation>
  </semantics>
</math>
</file>

<file path=Object 5/content.xml><?xml version="1.0" encoding="utf-8"?>
<math xmlns="http://www.w3.org/1998/Math/MathML" display="block">
  <semantics>
    <msub>
      <mi>x</mi>
      <mi>i</mi>
    </msub>
    <annotation encoding="StarMath 5.0">x_i</annotation>
  </semantics>
</math>
</file>

<file path=Object 50/content.xml><?xml version="1.0" encoding="utf-8"?>
<math xmlns="http://www.w3.org/1998/Math/MathML" display="block">
  <semantics>
    <msub>
      <mi>G</mi>
      <mi mathvariant="italic">all</mi>
    </msub>
    <annotation encoding="StarMath 5.0">G_all</annotation>
  </semantics>
</math>
</file>

<file path=Object 51/content.xml><?xml version="1.0" encoding="utf-8"?>
<math xmlns="http://www.w3.org/1998/Math/MathML" display="block">
  <semantics>
    <msub>
      <mi>G</mi>
      <mi mathvariant="italic">filtered</mi>
    </msub>
    <annotation encoding="StarMath 5.0">G_filtered</annotation>
  </semantics>
</math>
</file>

<file path=Object 52/content.xml><?xml version="1.0" encoding="utf-8"?>
<math xmlns="http://www.w3.org/1998/Math/MathML" display="block">
  <semantics>
    <mi>r</mi>
    <annotation encoding="StarMath 5.0">r</annotation>
  </semantics>
</math>
</file>

<file path=Object 53/content.xml><?xml version="1.0" encoding="utf-8"?>
<math xmlns="http://www.w3.org/1998/Math/MathML" display="block">
  <semantics>
    <msub>
      <mi>G</mi>
      <mi mathvariant="italic">all</mi>
    </msub>
    <annotation encoding="StarMath 5.0">G_all</annotation>
  </semantics>
</math>
</file>

<file path=Object 54/content.xml><?xml version="1.0" encoding="utf-8"?>
<math xmlns="http://www.w3.org/1998/Math/MathML" display="block">
  <semantics>
    <msub>
      <mi>G</mi>
      <mi mathvariant="italic">filtered</mi>
    </msub>
    <annotation encoding="StarMath 5.0">G_filtered</annotation>
  </semantics>
</math>
</file>

<file path=Object 55/content.xml><?xml version="1.0" encoding="utf-8"?>
<math xmlns="http://www.w3.org/1998/Math/MathML" display="block">
  <semantics>
    <mi>I</mi>
    <annotation encoding="StarMath 5.0">I</annotation>
  </semantics>
</math>
</file>

<file path=Object 56/content.xml><?xml version="1.0" encoding="utf-8"?>
<math xmlns="http://www.w3.org/1998/Math/MathML" display="block">
  <semantics>
    <mrow>
      <mo fence="true" stretchy="false">{</mo>
      <mrow>
        <mrow>
          <mrow>
            <msub>
              <mi>x</mi>
              <mi>i</mi>
            </msub>
            <mo stretchy="false">∣</mo>
            <mi>r</mi>
          </mrow>
          <mrow>
            <mrow>
              <mo fence="true" stretchy="false">(</mo>
              <mrow>
                <msub>
                  <mi>x</mi>
                  <mi>i</mi>
                </msub>
              </mrow>
              <mo fence="true" stretchy="false">)</mo>
            </mrow>
            <mo stretchy="false">=</mo>
            <msub>
              <mi>r</mi>
              <mi mathvariant="italic">species</mi>
            </msub>
          </mrow>
          <mi>,</mi>
          <mrow>
            <msub>
              <mi>x</mi>
              <mi>i</mi>
            </msub>
            <mo stretchy="false">∈</mo>
            <msub>
              <mi>x</mi>
              <mi mathvariant="italic">bacteria</mi>
            </msub>
            <mo stretchy="false">⊂</mo>
            <mi>T</mi>
          </mrow>
        </mrow>
      </mrow>
      <mo fence="true" stretchy="false">}</mo>
    </mrow>
    <annotation encoding="StarMath 5.0">lbrace x_i  divides r(x_i) = r_species, x_i in x_bacteria subset T  rbrace </annotation>
  </semantics>
</math>
</file>

<file path=Object 57/content.xml><?xml version="1.0" encoding="utf-8"?>
<math xmlns="http://www.w3.org/1998/Math/MathML" display="block">
  <semantics>
    <mi>I</mi>
    <annotation encoding="StarMath 5.0">I</annotation>
  </semantics>
</math>
</file>

<file path=Object 58/content.xml><?xml version="1.0" encoding="utf-8"?>
<math xmlns="http://www.w3.org/1998/Math/MathML" display="block">
  <semantics>
    <mi>I</mi>
    <annotation encoding="StarMath 5.0">I</annotation>
  </semantics>
</math>
</file>

<file path=Object 59/content.xml><?xml version="1.0" encoding="utf-8"?>
<math xmlns="http://www.w3.org/1998/Math/MathML" display="block">
  <semantics>
    <mi>I</mi>
    <annotation encoding="StarMath 5.0">I</annotation>
  </semantics>
</math>
</file>

<file path=Object 6/content.xml><?xml version="1.0" encoding="utf-8"?>
<math xmlns="http://www.w3.org/1998/Math/MathML" display="block">
  <semantics>
    <mrow>
      <mi>L</mi>
      <mo stretchy="false">=</mo>
      <mrow>
        <mo fence="true" stretchy="false">{</mo>
        <mrow>
          <mrow>
            <msub>
              <mi>x</mi>
              <mi mathvariant="italic">root</mi>
            </msub>
            <mi>,</mi>
            <mn>...</mn>
            <mi>,</mi>
            <msub>
              <mi>x</mi>
              <mi>i</mi>
            </msub>
          </mrow>
        </mrow>
        <mo fence="true" stretchy="false">}</mo>
      </mrow>
    </mrow>
    <annotation encoding="StarMath 5.0">L= lbrace x_root, ..., x_i rbrace </annotation>
  </semantics>
</math>
</file>

<file path=Object 60/content.xml><?xml version="1.0" encoding="utf-8"?>
<math xmlns="http://www.w3.org/1998/Math/MathML" display="block">
  <semantics>
    <mi>I</mi>
    <annotation encoding="StarMath 5.0">I</annotation>
  </semantics>
</math>
</file>

<file path=Object 61/content.xml><?xml version="1.0" encoding="utf-8"?>
<math xmlns="http://www.w3.org/1998/Math/MathML" display="block">
  <semantics>
    <mi>I</mi>
    <annotation encoding="StarMath 5.0">I</annotation>
  </semantics>
</math>
</file>

<file path=Object 62/content.xml><?xml version="1.0" encoding="utf-8"?>
<math xmlns="http://www.w3.org/1998/Math/MathML" display="block">
  <semantics>
    <mi>G</mi>
    <annotation encoding="StarMath 5.0">G</annotation>
  </semantics>
</math>
</file>

<file path=Object 63/content.xml><?xml version="1.0" encoding="utf-8"?>
<math xmlns="http://www.w3.org/1998/Math/MathML" display="block">
  <semantics>
    <mi>G</mi>
    <annotation encoding="StarMath 5.0">G</annotation>
  </semantics>
</math>
</file>

<file path=Object 64/content.xml><?xml version="1.0" encoding="utf-8"?>
<math xmlns="http://www.w3.org/1998/Math/MathML" display="block">
  <semantics>
    <msub>
      <mi mathvariant="italic">TP</mi>
      <mi>r</mi>
    </msub>
    <annotation encoding="StarMath 5.0">TP_r</annotation>
  </semantics>
</math>
</file>

<file path=Object 65/content.xml><?xml version="1.0" encoding="utf-8"?>
<math xmlns="http://www.w3.org/1998/Math/MathML" display="block">
  <semantics>
    <mi>G</mi>
    <annotation encoding="StarMath 5.0">G</annotation>
  </semantics>
</math>
</file>

<file path=Object 7/content.xml><?xml version="1.0" encoding="utf-8"?>
<math xmlns="http://www.w3.org/1998/Math/MathML" display="block">
  <semantics>
    <msub>
      <mi>x</mi>
      <mi mathvariant="italic">root</mi>
    </msub>
    <annotation encoding="StarMath 5.0">x_root</annotation>
  </semantics>
</math>
</file>

<file path=Object 8/content.xml><?xml version="1.0" encoding="utf-8"?>
<math xmlns="http://www.w3.org/1998/Math/MathML" display="block">
  <semantics>
    <mrow>
      <mi>P</mi>
      <mo stretchy="false">=</mo>
      <mrow>
        <mo fence="true" stretchy="false">{</mo>
        <mrow>
          <mrow>
            <mi>a</mi>
            <mrow>
              <mo fence="true" stretchy="false">(</mo>
              <mrow>
                <msub>
                  <mi>x</mi>
                  <mi>i</mi>
                </msub>
              </mrow>
              <mo fence="true" stretchy="false">)</mo>
            </mrow>
          </mrow>
        </mrow>
        <mo fence="true" stretchy="false">}</mo>
      </mrow>
    </mrow>
    <annotation encoding="StarMath 5.0">P=lbrace a(x_i) rbrace</annotation>
  </semantics>
</math>
</file>

<file path=Object 9/content.xml><?xml version="1.0" encoding="utf-8"?>
<math xmlns="http://www.w3.org/1998/Math/MathML" display="block">
  <semantics>
    <msub>
      <mi mathvariant="italic">TP</mi>
      <mi>r</mi>
    </msub>
    <annotation encoding="StarMath 5.0">TP_r</annotation>
  </semantics>
</math>
</file>